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eeeeee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eeeeee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3c2a12" officeooo:paragraph-rsid="003c2a12"/>
    </style:style>
    <style:style style:name="P2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3c2a12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officeooo:rsid="003cccfe" officeooo:paragraph-rsid="003cccfe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text-properties officeooo:paragraph-rsid="00425629"/>
    </style:style>
    <style:style style:name="P6" style:family="paragraph" style:parent-style-name="Text_20_body">
      <style:text-properties officeooo:rsid="004b6151" officeooo:paragraph-rsid="004b6151"/>
    </style:style>
    <style:style style:name="P7" style:family="paragraph" style:parent-style-name="Text_20_body">
      <style:text-properties officeooo:rsid="007fe77c" officeooo:paragraph-rsid="007fe77c"/>
    </style:style>
    <style:style style:name="P8" style:family="paragraph" style:parent-style-name="Text_20_body">
      <style:text-properties officeooo:rsid="008f1267" officeooo:paragraph-rsid="008f1267"/>
    </style:style>
    <style:style style:name="P9" style:family="paragraph" style:parent-style-name="Text_20_body">
      <style:text-properties officeooo:paragraph-rsid="0094c50d"/>
    </style:style>
    <style:style style:name="P10" style:family="paragraph" style:parent-style-name="Text_20_body">
      <style:text-properties officeooo:rsid="00447b28" officeooo:paragraph-rsid="0043b9f7"/>
    </style:style>
    <style:style style:name="P11" style:family="paragraph" style:parent-style-name="Text_20_body">
      <style:text-properties officeooo:rsid="004d3417" officeooo:paragraph-rsid="004d3417"/>
    </style:style>
    <style:style style:name="P12" style:family="paragraph" style:parent-style-name="Text_20_body">
      <style:text-properties officeooo:paragraph-rsid="0040d773"/>
    </style:style>
    <style:style style:name="P13" style:family="paragraph" style:parent-style-name="Text_20_body">
      <style:text-properties officeooo:paragraph-rsid="004b6151"/>
    </style:style>
    <style:style style:name="P14" style:family="paragraph" style:parent-style-name="Text_20_body">
      <style:text-properties officeooo:paragraph-rsid="00852596"/>
    </style:style>
    <style:style style:name="P15" style:family="paragraph" style:parent-style-name="Text_20_body">
      <style:text-properties fo:font-style="normal" fo:font-weight="normal" officeooo:rsid="00a93715" officeooo:paragraph-rsid="00a93715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7.001cm" fo:margin-bottom="0.199cm" loext:contextual-spacing="false" fo:text-align="start" style:justify-single-word="false">
        <style:tab-stops>
          <style:tab-stop style:position="0.45cm"/>
          <style:tab-stop style:position="16.498cm" style:type="right"/>
        </style:tab-stops>
      </style:paragraph-properties>
      <style:text-properties fo:font-size="14pt" officeooo:rsid="003c2a12" officeooo:paragraph-rsid="003c2a12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6b8476" officeooo:paragraph-rsid="006b847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9d6f53" officeooo:paragraph-rsid="009d6f53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9d6f53" officeooo:paragraph-rsid="009ed37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9d6f53" officeooo:paragraph-rsid="00a5685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9d6f53" officeooo:paragraph-rsid="00afc177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rsid="006b8476" officeooo:paragraph-rsid="006b8476" style:font-weight-asian="normal" style:font-weight-complex="normal"/>
    </style:style>
    <style:style style:name="P23" style:family="paragraph" style:parent-style-name="Table_20_Contents">
      <style:text-properties officeooo:rsid="009d6f53" officeooo:paragraph-rsid="009d6f53"/>
    </style:style>
    <style:style style:name="P24" style:family="paragraph" style:parent-style-name="Table_20_Contents">
      <style:text-properties officeooo:rsid="009d6f53" officeooo:paragraph-rsid="009ed370"/>
    </style:style>
    <style:style style:name="P25" style:family="paragraph" style:parent-style-name="Table_20_Contents">
      <style:text-properties officeooo:rsid="009d6f53" officeooo:paragraph-rsid="00a56855"/>
    </style:style>
    <style:style style:name="P26" style:family="paragraph" style:parent-style-name="Table_20_Contents">
      <style:text-properties officeooo:rsid="009d6f53" officeooo:paragraph-rsid="00a7c83d"/>
    </style:style>
    <style:style style:name="P27" style:family="paragraph" style:parent-style-name="Table_20_Contents">
      <style:text-properties officeooo:rsid="009d6f53" officeooo:paragraph-rsid="00afc177"/>
    </style:style>
    <style:style style:name="P28" style:family="paragraph" style:parent-style-name="Text_20_body">
      <loext:graphic-properties draw:fill-image-width="0cm" draw:fill-image-height="0cm"/>
      <style:paragraph-properties fo:margin-top="0.199cm" fo:margin-bottom="0.199cm" loext:contextual-spacing="false" fo:text-align="start" style:justify-single-word="false">
        <style:tab-stops>
          <style:tab-stop style:position="0.45cm"/>
          <style:tab-stop style:position="16.498cm" style:type="right"/>
        </style:tab-stops>
      </style:paragraph-properties>
      <style:text-properties fo:font-size="14pt" officeooo:rsid="003c2a12" officeooo:paragraph-rsid="009a0dae" style:font-size-asian="14pt" style:font-size-complex="14pt"/>
    </style:style>
    <style:style style:name="P29" style:family="paragraph" style:parent-style-name="Text_20_body">
      <loext:graphic-properties draw:fill-image-width="0cm" draw:fill-image-height="0cm"/>
      <style:paragraph-properties fo:margin-top="4.001cm" fo:margin-bottom="0.199cm" loext:contextual-spacing="false" fo:text-align="start" style:justify-single-word="false">
        <style:tab-stops>
          <style:tab-stop style:position="0.45cm"/>
          <style:tab-stop style:position="16.498cm" style:type="right"/>
        </style:tab-stops>
      </style:paragraph-properties>
      <style:text-properties fo:font-size="14pt" officeooo:rsid="003c2a12" officeooo:paragraph-rsid="0098a61f" style:font-size-asian="14pt" style:font-size-complex="14pt"/>
    </style:style>
    <style:style style:name="P30" style:family="paragraph" style:parent-style-name="Title">
      <style:text-properties fo:font-size="36pt" officeooo:rsid="0098a61f" officeooo:paragraph-rsid="0098a61f" style:font-size-asian="36pt" style:font-size-complex="36pt"/>
    </style:style>
    <style:style style:name="P31" style:family="paragraph" style:parent-style-name="Subtitle">
      <style:text-properties officeooo:rsid="0098a61f" officeooo:paragraph-rsid="0098a61f"/>
    </style:style>
    <style:style style:name="P32" style:family="paragraph" style:parent-style-name="Text_20_body" style:list-style-name="L1">
      <style:text-properties fo:font-style="normal" fo:font-weight="bold" officeooo:rsid="009b417d" officeooo:paragraph-rsid="009b417d" style:font-style-asian="normal" style:font-weight-asian="bold" style:font-style-complex="normal" style:font-weight-complex="bold"/>
    </style:style>
    <style:style style:name="P33" style:family="paragraph" style:parent-style-name="Text_20_body" style:list-style-name="L1">
      <style:text-properties fo:font-style="normal" fo:font-weight="normal" officeooo:rsid="009b417d" officeooo:paragraph-rsid="009b417d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officeooo:paragraph-rsid="00b48ecc"/>
    </style:style>
    <style:style style:name="P35" style:family="paragraph" style:parent-style-name="Title" style:master-page-name="First_20_Page">
      <style:paragraph-properties fo:margin-top="3cm" fo:margin-bottom="5.001cm" loext:contextual-spacing="false" style:page-number="auto"/>
      <style:text-properties fo:font-size="54pt" style:font-size-asian="54pt" style:font-size-complex="54pt"/>
    </style:style>
    <style:style style:name="P36" style:family="paragraph" style:parent-style-name="Heading_20_1">
      <style:text-properties officeooo:rsid="0043b9f7" officeooo:paragraph-rsid="0043b9f7"/>
    </style:style>
    <style:style style:name="P37" style:family="paragraph" style:parent-style-name="Heading_20_1">
      <style:text-properties officeooo:rsid="0049aab4" officeooo:paragraph-rsid="0049aab4"/>
    </style:style>
    <style:style style:name="P38" style:family="paragraph" style:parent-style-name="Heading_20_1">
      <style:text-properties officeooo:rsid="004f9c1d" officeooo:paragraph-rsid="004f9c1d"/>
    </style:style>
    <style:style style:name="P39" style:family="paragraph" style:parent-style-name="Heading_20_1">
      <style:text-properties officeooo:rsid="00555863" officeooo:paragraph-rsid="00555863"/>
    </style:style>
    <style:style style:name="P40" style:family="paragraph" style:parent-style-name="Heading_20_1">
      <style:text-properties officeooo:rsid="008009b2" officeooo:paragraph-rsid="008009b2"/>
    </style:style>
    <style:style style:name="P41" style:family="paragraph" style:parent-style-name="Heading_20_1">
      <style:text-properties officeooo:rsid="008415d1" officeooo:paragraph-rsid="008415d1"/>
    </style:style>
    <style:style style:name="P42" style:family="paragraph" style:parent-style-name="Heading_20_1">
      <style:text-properties officeooo:rsid="0090f161" officeooo:paragraph-rsid="0090f161"/>
    </style:style>
    <style:style style:name="P43" style:family="paragraph" style:parent-style-name="Heading_20_1">
      <style:text-properties officeooo:rsid="0092de5e" officeooo:paragraph-rsid="0092de5e"/>
    </style:style>
    <style:style style:name="P44" style:family="paragraph" style:parent-style-name="Heading_20_1">
      <style:text-properties officeooo:rsid="0094c50d" officeooo:paragraph-rsid="0094c50d"/>
    </style:style>
    <style:style style:name="P45" style:family="paragraph" style:parent-style-name="Heading_20_1" style:master-page-name="Standard">
      <style:paragraph-properties style:page-number="1" fo:break-before="page"/>
      <style:text-properties officeooo:rsid="003f97ba" officeooo:paragraph-rsid="003f97ba"/>
    </style:style>
    <style:style style:name="P46" style:family="paragraph" style:parent-style-name="Heading_20_3">
      <style:text-properties officeooo:rsid="009d6f53" officeooo:paragraph-rsid="009d6f53"/>
    </style:style>
    <style:style style:name="P47" style:family="paragraph" style:parent-style-name="Heading_20_3">
      <style:text-properties officeooo:rsid="009d6f53" officeooo:paragraph-rsid="009ed370"/>
    </style:style>
    <style:style style:name="P48" style:family="paragraph" style:parent-style-name="Heading_20_3">
      <style:text-properties officeooo:rsid="009d6f53" officeooo:paragraph-rsid="00a56855"/>
    </style:style>
    <style:style style:name="P49" style:family="paragraph" style:parent-style-name="Heading_20_3">
      <style:text-properties officeooo:rsid="009d6f53" officeooo:paragraph-rsid="00afc177"/>
    </style:style>
    <style:style style:name="P50" style:family="paragraph" style:parent-style-name="Heading_20_3">
      <style:text-properties officeooo:rsid="009d6f53" officeooo:paragraph-rsid="00b1b4b4"/>
    </style:style>
    <style:style style:name="P51" style:family="paragraph" style:parent-style-name="Heading_20_3">
      <style:text-properties officeooo:rsid="009d6f53" officeooo:paragraph-rsid="00b48ecc"/>
    </style:style>
    <style:style style:name="P52" style:family="paragraph" style:parent-style-name="Heading_20_2">
      <style:text-properties officeooo:rsid="00425629" officeooo:paragraph-rsid="00425629"/>
    </style:style>
    <style:style style:name="P53" style:family="paragraph" style:parent-style-name="Heading_20_2">
      <style:text-properties officeooo:rsid="004b6151" officeooo:paragraph-rsid="004b6151"/>
    </style:style>
    <style:style style:name="P54" style:family="paragraph" style:parent-style-name="Heading_20_2">
      <style:text-properties officeooo:rsid="004d3417" officeooo:paragraph-rsid="004d3417"/>
    </style:style>
    <style:style style:name="P55" style:family="paragraph" style:parent-style-name="Heading_20_2">
      <style:text-properties officeooo:rsid="0069741a" officeooo:paragraph-rsid="0069741a"/>
    </style:style>
    <style:style style:name="P56" style:family="paragraph" style:parent-style-name="Heading_20_2">
      <style:text-properties officeooo:rsid="00852596" officeooo:paragraph-rsid="00852596"/>
    </style:style>
    <style:style style:name="P57" style:family="paragraph" style:parent-style-name="Heading_20_2">
      <style:text-properties officeooo:rsid="008c32e1" officeooo:paragraph-rsid="008c32e1"/>
    </style:style>
    <style:style style:name="P58" style:family="paragraph" style:parent-style-name="Heading_20_2">
      <style:text-properties officeooo:rsid="008e656f" officeooo:paragraph-rsid="008e656f"/>
    </style:style>
    <style:style style:name="P59" style:family="paragraph" style:parent-style-name="Heading_20_2">
      <style:text-properties officeooo:rsid="0092de5e" officeooo:paragraph-rsid="0092de5e"/>
    </style:style>
    <style:style style:name="P60" style:family="paragraph" style:parent-style-name="Heading_20_2">
      <style:paragraph-properties fo:break-before="auto" fo:break-after="auto"/>
      <style:text-properties officeooo:rsid="006a5cf8" officeooo:paragraph-rsid="006a5cf8"/>
    </style:style>
    <style:style style:name="P61" style:family="paragraph" style:parent-style-name="Table_20_Contents">
      <style:text-properties officeooo:rsid="00a71204" officeooo:paragraph-rsid="00a7c83d"/>
    </style:style>
    <style:style style:name="P62" style:family="paragraph" style:parent-style-name="Table_20_Contents">
      <style:text-properties officeooo:rsid="009d6f53" officeooo:paragraph-rsid="00afc177"/>
    </style:style>
    <style:style style:name="P63" style:family="paragraph" style:parent-style-name="Table_20_Contents">
      <style:text-properties officeooo:rsid="009d6f53" officeooo:paragraph-rsid="00b0f282"/>
    </style:style>
    <style:style style:name="P64" style:family="paragraph" style:parent-style-name="Table_20_Contents">
      <style:text-properties officeooo:rsid="009d6f53" officeooo:paragraph-rsid="00b1b4b4"/>
    </style:style>
    <style:style style:name="P65" style:family="paragraph" style:parent-style-name="Table_20_Contents">
      <style:text-properties officeooo:rsid="009d6f53" officeooo:paragraph-rsid="00b48ecc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9d6f53" officeooo:paragraph-rsid="00b1b4b4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9d6f53" officeooo:paragraph-rsid="00b48ecc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normal" officeooo:rsid="00b48ecc" officeooo:paragraph-rsid="00b48ecc" style:font-weight-asian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weight="normal" officeooo:rsid="00b6e65f" officeooo:paragraph-rsid="00b6e65f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font-weight="normal" officeooo:rsid="00bd1e46" officeooo:paragraph-rsid="00bd1e46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font-weight="normal" officeooo:rsid="00bdfcdf" officeooo:paragraph-rsid="00bdfcdf" style:font-weight-asian="normal" style:font-weight-complex="normal"/>
    </style:style>
    <style:style style:name="P72" style:family="paragraph" style:parent-style-name="Table_20_Contents">
      <style:text-properties officeooo:rsid="00b6e65f" officeooo:paragraph-rsid="00b6e65f"/>
    </style:style>
    <style:style style:name="P73" style:family="paragraph" style:parent-style-name="Table_20_Contents">
      <style:text-properties officeooo:rsid="00b868c3" officeooo:paragraph-rsid="00b868c3"/>
    </style:style>
    <style:style style:name="P74" style:family="paragraph" style:parent-style-name="Contents_20_Heading" style:master-page-name="Index">
      <style:paragraph-properties style:page-number="auto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3c2a12"/>
    </style:style>
    <style:style style:name="T2" style:family="text">
      <style:text-properties officeooo:rsid="003cccfe"/>
    </style:style>
    <style:style style:name="T3" style:family="text">
      <style:text-properties officeooo:rsid="00425629"/>
    </style:style>
    <style:style style:name="T4" style:family="text">
      <style:text-properties officeooo:rsid="0012630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9a0dae"/>
    </style:style>
    <style:style style:name="T7" style:family="text">
      <style:text-properties officeooo:rsid="009b417d"/>
    </style:style>
    <style:style style:name="T8" style:family="text">
      <style:text-properties officeooo:rsid="009e3863"/>
    </style:style>
    <style:style style:name="T9" style:family="text">
      <style:text-properties officeooo:rsid="009ed370"/>
    </style:style>
    <style:style style:name="T10" style:family="text">
      <style:text-properties officeooo:rsid="00a0beae"/>
    </style:style>
    <style:style style:name="T11" style:family="text">
      <style:text-properties officeooo:rsid="00a15f27"/>
    </style:style>
    <style:style style:name="T12" style:family="text">
      <style:text-properties officeooo:rsid="00a3695b"/>
    </style:style>
    <style:style style:name="T13" style:family="text">
      <style:text-properties officeooo:rsid="00a47d55"/>
    </style:style>
    <style:style style:name="T14" style:family="text">
      <style:text-properties officeooo:rsid="00a56855"/>
    </style:style>
    <style:style style:name="T15" style:family="text">
      <style:text-properties officeooo:rsid="00a71204"/>
    </style:style>
    <style:style style:name="T16" style:family="text">
      <style:text-properties officeooo:rsid="00a7c83d"/>
    </style:style>
    <style:style style:name="T17" style:family="text">
      <style:text-properties officeooo:rsid="00ab9c3d"/>
    </style:style>
    <style:style style:name="T18" style:family="text">
      <style:text-properties officeooo:rsid="00ad3074"/>
    </style:style>
    <style:style style:name="T19" style:family="text">
      <style:text-properties officeooo:rsid="00ae0141"/>
    </style:style>
    <style:style style:name="T20" style:family="text">
      <style:text-properties officeooo:rsid="00afc177"/>
    </style:style>
    <style:style style:name="T21" style:family="text">
      <style:text-properties officeooo:rsid="00b0990e"/>
    </style:style>
    <style:style style:name="T22" style:family="text">
      <style:text-properties officeooo:rsid="00b0f282"/>
    </style:style>
    <style:style style:name="T23" style:family="text">
      <style:text-properties officeooo:rsid="00b11961"/>
    </style:style>
    <style:style style:name="T24" style:family="text">
      <style:text-properties officeooo:rsid="00b1b4b4"/>
    </style:style>
    <style:style style:name="T25" style:family="text">
      <style:text-properties officeooo:rsid="00b248a9"/>
    </style:style>
    <style:style style:name="T26" style:family="text">
      <style:text-properties officeooo:rsid="00b3738e"/>
    </style:style>
    <style:style style:name="T27" style:family="text">
      <style:text-properties officeooo:rsid="00b6dd0d"/>
    </style:style>
    <style:style style:name="T28" style:family="text">
      <style:text-properties officeooo:rsid="00b6e65f"/>
    </style:style>
    <style:style style:name="T29" style:family="text">
      <style:text-properties officeooo:rsid="00b9a24b"/>
    </style:style>
    <style:style style:name="T30" style:family="text">
      <style:text-properties officeooo:rsid="00bb45d5"/>
    </style:style>
    <style:style style:name="T31" style:family="text">
      <style:text-properties officeooo:rsid="00bbc1b8"/>
    </style:style>
    <style:style style:name="T32" style:family="text">
      <style:text-properties officeooo:rsid="00bbe824"/>
    </style:style>
    <style:style style:name="T33" style:family="text">
      <style:text-properties officeooo:rsid="00bc242e"/>
    </style:style>
    <style:style style:name="T34" style:family="text">
      <style:text-properties officeooo:rsid="00bd1e46"/>
    </style:style>
    <style:style style:name="T35" style:family="text">
      <style:text-properties officeooo:rsid="00bd2a60"/>
    </style:style>
    <style:style style:name="T36" style:family="text">
      <style:text-properties officeooo:rsid="00bdfcdf"/>
    </style:style>
    <style:style style:name="T37" style:family="text">
      <style:text-properties officeooo:rsid="00bf728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ROGRAMACIÓN DIDÁCTICA</text:p>
      <text:p text:style-name="P30">Tecnologías de la Información y la Comunicación II</text:p>
      <text:p text:style-name="P31">2º Bachillerato</text:p>
      <text:p text:style-name="P3">Curso 2016 / 2017</text:p>
      <text:p text:style-name="P29"><text:tab/><text:span text:style-name="T6">Gonzalo Ruiz Arenas</text:span><text:tab/><text:span text:style-name="T2">IES La Encantá</text:span></text:p>
      <text:p text:style-name="P28"><text:tab/>Román Ginés Martínez Ferrández</text:p>
      <text:table-of-content text:style-name="Sect1" text:protected="true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4">Índice de contenidos</text:p>
          </text:index-title>
          <text:p text:style-name="P75"><text:a xlink:type="simple" xlink:href="#__RefHeading___Toc503_543305055" text:style-name="Index_20_Link" text:visited-style-name="Index_20_Link"><text:s/>1.Introducción<text:tab/>1</text:a></text:p>
          <text:p text:style-name="P77"><text:a xlink:type="simple" xlink:href="#__RefHeading___Toc4279_94487665" text:style-name="Index_20_Link" text:visited-style-name="Index_20_Link"><text:s/>1.1.Justificación de la programación<text:tab/>1</text:a></text:p>
          <text:p text:style-name="P77"><text:a xlink:type="simple" xlink:href="#__RefHeading___Toc4281_94487665" text:style-name="Index_20_Link" text:visited-style-name="Index_20_Link"><text:s/>1.2.Contextualización<text:tab/>1</text:a></text:p>
          <text:p text:style-name="P75"><text:a xlink:type="simple" xlink:href="#__RefHeading___Toc4283_94487665" text:style-name="Index_20_Link" text:visited-style-name="Index_20_Link"><text:s/>2.Objetivos generales<text:tab/>1</text:a></text:p>
          <text:p text:style-name="P75"><text:a xlink:type="simple" xlink:href="#__RefHeading___Toc4285_94487665" text:style-name="Index_20_Link" text:visited-style-name="Index_20_Link"><text:s/>3.Competencias<text:tab/>2</text:a></text:p>
          <text:p text:style-name="P77"><text:a xlink:type="simple" xlink:href="#__RefHeading___Toc4287_94487665" text:style-name="Index_20_Link" text:visited-style-name="Index_20_Link"><text:s/>3.1.Competencias básicas<text:tab/>2</text:a></text:p>
          <text:p text:style-name="P77"><text:a xlink:type="simple" xlink:href="#__RefHeading___Toc4289_94487665" text:style-name="Index_20_Link" text:visited-style-name="Index_20_Link"><text:s/>3.2.Competencia general del título<text:tab/>2</text:a></text:p>
          <text:p text:style-name="P77"><text:a xlink:type="simple" xlink:href="#__RefHeading___Toc4291_94487665" text:style-name="Index_20_Link" text:visited-style-name="Index_20_Link"><text:s/>3.3.Competencias del título asociadas a este módulo<text:tab/>2</text:a></text:p>
          <text:p text:style-name="P75"><text:a xlink:type="simple" xlink:href="#__RefHeading___Toc4293_94487665" text:style-name="Index_20_Link" text:visited-style-name="Index_20_Link"><text:s/>4.Contenidos<text:tab/>2</text:a></text:p>
          <text:p text:style-name="P75"><text:a xlink:type="simple" xlink:href="#__RefHeading___Toc4295_94487665" text:style-name="Index_20_Link" text:visited-style-name="Index_20_Link"><text:s/>5.Unidades didácticas<text:tab/>2</text:a></text:p>
          <text:p text:style-name="P77"><text:a xlink:type="simple" xlink:href="#__RefHeading___Toc4500_94487665" text:style-name="Index_20_Link" text:visited-style-name="Index_20_Link"><text:s/>5.1.Organización de las unidades didácticas<text:tab/>2</text:a></text:p>
          <text:p text:style-name="P76"><text:a xlink:type="simple" xlink:href="#__RefHeading___Toc679_1504553327" text:style-name="Index_20_Link" text:visited-style-name="Index_20_Link"><text:s/>a)Unidad 1. Introducción a la programación<text:tab/>2</text:a></text:p>
          <text:p text:style-name="P76"><text:a xlink:type="simple" xlink:href="#__RefHeading___Toc681_1504553327" text:style-name="Index_20_Link" text:visited-style-name="Index_20_Link"><text:s/>b)Unidad 2. Programación orientada a objetos<text:tab/>3</text:a></text:p>
          <text:p text:style-name="P76"><text:a xlink:type="simple" xlink:href="#__RefHeading___Toc683_1504553327" text:style-name="Index_20_Link" text:visited-style-name="Index_20_Link"><text:s/>c)Unidad 3. Bases de datos<text:tab/>3</text:a></text:p>
          <text:p text:style-name="P76"><text:a xlink:type="simple" xlink:href="#__RefHeading___Toc685_1504553327" text:style-name="Index_20_Link" text:visited-style-name="Index_20_Link"><text:s/>d)Unidad 4. Programación web<text:tab/>4</text:a></text:p>
          <text:p text:style-name="P77"><text:a xlink:type="simple" xlink:href="#__RefHeading___Toc4502_94487665" text:style-name="Index_20_Link" text:visited-style-name="Index_20_Link"><text:s/>5.2.Distribución temporal de las unidades de trabajo<text:tab/>4</text:a></text:p>
          <text:p text:style-name="P75"><text:a xlink:type="simple" xlink:href="#__RefHeading___Toc4504_94487665" text:style-name="Index_20_Link" text:visited-style-name="Index_20_Link"><text:s/>6.Metodología. Orientaciones didácticas<text:tab/>4</text:a></text:p>
          <text:p text:style-name="P75"><text:a xlink:type="simple" xlink:href="#__RefHeading___Toc1731_1854338253" text:style-name="Index_20_Link" text:visited-style-name="Index_20_Link"><text:s/>7.Evaluación del alumnado<text:tab/>5</text:a></text:p>
          <text:p text:style-name="P77"><text:a xlink:type="simple" xlink:href="#__RefHeading___Toc1733_1854338253" text:style-name="Index_20_Link" text:visited-style-name="Index_20_Link"><text:s/>7.1.Criterios de evaluación<text:tab/>5</text:a></text:p>
          <text:p text:style-name="P77"><text:a xlink:type="simple" xlink:href="#__RefHeading___Toc1735_1854338253" text:style-name="Index_20_Link" text:visited-style-name="Index_20_Link"><text:s/>7.2.Instrumentos de evaluación<text:tab/>5</text:a></text:p>
          <text:p text:style-name="P77"><text:a xlink:type="simple" xlink:href="#__RefHeading___Toc4310_1854338253" text:style-name="Index_20_Link" text:visited-style-name="Index_20_Link"><text:s/>7.3.Actividades de refuerzo y ampliación<text:tab/>5</text:a></text:p>
          <text:p text:style-name="P75"><text:a xlink:type="simple" xlink:href="#__RefHeading___Toc4312_1854338253" text:style-name="Index_20_Link" text:visited-style-name="Index_20_Link"><text:s/>8.Medidas de atención a la diversidad<text:tab/>6</text:a></text:p>
          <text:p text:style-name="P75"><text:a xlink:type="simple" xlink:href="#__RefHeading___Toc4314_1854338253" text:style-name="Index_20_Link" text:visited-style-name="Index_20_Link"><text:s/>9.Elementos transversales<text:tab/>6</text:a></text:p>
          <text:p text:style-name="P77"><text:a xlink:type="simple" xlink:href="#__RefHeading___Toc4316_1854338253" text:style-name="Index_20_Link" text:visited-style-name="Index_20_Link"><text:s/>9.1.Fomento a la lectura<text:tab/>6</text:a></text:p>
          <text:p text:style-name="P75"><text:a xlink:type="simple" xlink:href="#__RefHeading___Toc4318_1854338253" text:style-name="Index_20_Link" text:visited-style-name="Index_20_Link"><text:s/>10.Evaluación de la práctica docente<text:tab/>6</text:a></text:p>
        </text:index-body>
      </text:table-of-content>
      <text:p text:style-name="P16"/>
      <text:h text:style-name="P45" text:outline-level="1"><text:bookmark-start text:name="__RefHeading___Toc503_543305055"/>Introducción<text:bookmark-end text:name="__RefHeading___Toc503_543305055"/></text:h>
      <text:h text:style-name="Heading_20_2" text:outline-level="2"><text:bookmark-start text:name="__RefHeading___Toc4279_94487665"/>Justificación de la programación<text:bookmark-end text:name="__RefHeading___Toc4279_94487665"/></text:h>
      <text:p text:style-name="P12"/>
      <text:h text:style-name="P52" text:outline-level="2"><text:bookmark-start text:name="__RefHeading___Toc4281_94487665"/>Contextualización<text:bookmark-end text:name="__RefHeading___Toc4281_94487665"/></text:h>
      <text:p text:style-name="P5">A lo largo de la historia de Rojales, el río Segura ha definido la esencia de los pueblos y culturas que se han ido asentando en la zona, por lo que la agricultura ha sido hasta el siglo XIX la principal fuente de ingresos de la zona.</text:p>
      <text:p text:style-name="Text_20_body">Posteriormente y debido a la gran expansión inmobiliaria de la zona de Rojales orienta su economía hacia el desarrollo urbanístico para dar respuesta a la gran demanda de viviendas que produce el aumento de población del municipio. El sector servicios <text:s/>también juega un papel muy importante en el desarrollo económico.</text:p>
      <text:p text:style-name="Text_20_body">Una cuarta fuente económica es el turismo, pues Rojales tiene el privilegio de poder ofrecer unos servicios, clima, cultura y gentes muy atractivos al turismo. Entre lo más característico de este pueblo podemos destacar: La Casa de las Conchas, el barrio de las Cuevas, el puente de piedra, etc.</text:p>
      <text:p text:style-name="P4">MARCO CULTURAL</text:p>
      <text:p text:style-name="Text_20_body">Como muestra de la enorme tradición y arraigo que la música tiene en esta zona, Rojales tiene el orgullo de contar con dos bandas de música: “Santa Cecilia” y “La Lira”. Ambas participan no sólo en actos municipales y de municipios colindantes, sino que deleitan con su música a otras regiones de España.</text:p>
      <text:p text:style-name="Text_20_body">La población dispone de una escuela municipal de teatro llamada “Alberto González Vergel”, que va dirigida a niños de primaria que durante dos días a la semana en el salón de actos del I.E.S. “La Encantá” tienen la oportunidad de poder aprender y participar activamente en el mundo del arte escénico.</text:p>
      <text:p text:style-name="P4">ANÁLISIS DEL ALUMNADO</text:p>
      <text:p text:style-name="Text_20_body">De los alumnos matriculados en el centro, éste cuenta con un <text:span text:style-name="T3">número alto de extranjeros</text:span>. Son los alumnos del Reino Unido de Gran Bretaña los más numerosos con, le siguen los alumnos ecuatorianos y marroquís, <text:span text:style-name="T3">aunque hay alumnado de otros países como China, Indica y Holanda, por ejemplo, por tanto se puede decir que estamos en un contexto intercultural que enriquece al centro y donde no se aprecian problemas destacables.</text:span></text:p>
      <text:p text:style-name="Standard">La gran mayoría de los alumnos muestran una motivación alta respecto a <text:span text:style-name="T4">las TICs</text:span>. Valoran las nuevas tecnologías y demuestran un notable interés por el conocimiento y las destrezas que pueden adquirir.</text:p>
      <text:h text:style-name="P36" text:outline-level="1"><text:bookmark-start text:name="__RefHeading___Toc4283_94487665"/>Objetivos generales<text:bookmark-end text:name="__RefHeading___Toc4283_94487665"/></text:h>
      <text:p text:style-name="P10"/>
      <text:h text:style-name="P37" text:outline-level="1"><text:bookmark-start text:name="__RefHeading___Toc4285_94487665"/><text:soft-page-break/>Competencias<text:bookmark-end text:name="__RefHeading___Toc4285_94487665"/></text:h>
      <text:h text:style-name="P53" text:outline-level="2"><text:bookmark-start text:name="__RefHeading___Toc4287_94487665"/>Competencias básicas<text:bookmark-end text:name="__RefHeading___Toc4287_94487665"/></text:h>
      <text:p text:style-name="P13"/>
      <text:h text:style-name="P53" text:outline-level="2"><text:bookmark-start text:name="__RefHeading___Toc4289_94487665"/>Competencia general del título<text:bookmark-end text:name="__RefHeading___Toc4289_94487665"/></text:h>
      <text:p text:style-name="P6"/>
      <text:h text:style-name="P54" text:outline-level="2"><text:bookmark-start text:name="__RefHeading___Toc4291_94487665"/>Competencias del título asociadas a este módulo<text:bookmark-end text:name="__RefHeading___Toc4291_94487665"/></text:h>
      <text:p text:style-name="P11"/>
      <text:h text:style-name="P38" text:outline-level="1"><text:bookmark-start text:name="__RefHeading___Toc4293_94487665"/>Contenidos<text:bookmark-end text:name="__RefHeading___Toc4293_94487665"/></text:h>
      <text:p text:style-name="P15">La asignatura TIC II tiene asignada 4 horas semanales en los que se imparten l<text:span text:style-name="T7">os contenidos de este curso que se dividen en los siguiente bloques con sus respectivas unidades didácticas que se desarrollan más adelante:</text:span></text:p>
      <text:list xml:id="list1171295414401327637" text:style-name="L1">
        <text:list-item>
          <text:p text:style-name="P32">Bloque <text:s/>1. Programación.</text:p>
          <text:list>
            <text:list-item>
              <text:p text:style-name="P33">Unidad 1. Introducción a la programación.</text:p>
            </text:list-item>
            <text:list-item>
              <text:p text:style-name="P33">Unidad 2. Programación orientada a objetos.</text:p>
            </text:list-item>
            <text:list-item>
              <text:p text:style-name="P33">Unidad 3. Bases de datos.</text:p>
            </text:list-item>
          </text:list>
        </text:list-item>
        <text:list-item>
          <text:p text:style-name="P32">Bloque 2. Publicación y difusión de contenidos.</text:p>
          <text:list>
            <text:list-item>
              <text:p text:style-name="P33">Unidad 4. Programación web.</text:p>
            </text:list-item>
            <text:list-item>
              <text:p text:style-name="P33">Unidad 5. Blogs.</text:p>
            </text:list-item>
          </text:list>
        </text:list-item>
        <text:list-item>
          <text:p text:style-name="P32">Bloque 3. Seguridad.</text:p>
          <text:list>
            <text:list-item>
              <text:p text:style-name="P33">Unidad 6. Seguridad.</text:p>
            </text:list-item>
          </text:list>
        </text:list-item>
      </text:list>
      <text:h text:style-name="P39" text:outline-level="1"><text:bookmark-start text:name="__RefHeading___Toc4295_94487665"/>Unidades <text:span text:style-name="T6">didácticas</text:span><text:bookmark-end text:name="__RefHeading___Toc4295_94487665"/></text:h>
      <text:h text:style-name="P55" text:outline-level="2"><text:bookmark-start text:name="__RefHeading___Toc4500_94487665"/>Organización de las unidades <text:span text:style-name="T6">didácticas</text:span><text:bookmark-end text:name="__RefHeading___Toc4500_94487665"/></text:h>
      <text:h text:style-name="P46" text:outline-level="3"><text:bookmark-start text:name="__RefHeading___Toc679_1504553327"/>Unidad 1. Introducción a la programación<text:bookmark-end text:name="__RefHeading___Toc679_1504553327"/></text:h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8">Criterios de evaluación</text:p>
          </table:table-cell>
          <table:table-cell table:style-name="Tabla1.A1" office:value-type="string">
            <text:p text:style-name="P18">Objetivos</text:p>
          </table:table-cell>
          <table:table-cell table:style-name="Tabla1.C1" office:value-type="string">
            <text:p text:style-name="P18">Contenidos</text:p>
          </table:table-cell>
        </table:table-row>
        <table:table-row>
          <table:table-cell table:style-name="Tabla1.A2" office:value-type="string">
            <text:p text:style-name="P23">- <text:span text:style-name="T8">Diagramar problemas de mediana complejidad usando diagramas de flujo de datos.</text:span></text:p>
            <text:p text:style-name="P23">- <text:span text:style-name="T8">Escribir programas de mediana complejidad usando C++.</text:span></text:p>
            <text:p text:style-name="P23">- <text:span text:style-name="T8">Compilar y corregir errores de compilación usando el compilador g++.</text:span></text:p>
            <text:p text:style-name="P23"><text:soft-page-break/>- <text:span text:style-name="T8">Interpretar diagramas de flujo de datos y codificarlos en C++.</text:span></text:p>
            <text:p text:style-name="P23">- <text:span text:style-name="T11">Compilar desde el shell.</text:span></text:p>
            <text:p text:style-name="P23">- <text:span text:style-name="T11">Escribir programas con el editor Atom.</text:span></text:p>
          </table:table-cell>
          <table:table-cell table:style-name="Tabla1.B2" office:value-type="string">
            <text:p text:style-name="P23">- <text:span text:style-name="T8">Representar algoritmos mediante modelado.</text:span></text:p>
            <text:p text:style-name="P23">- <text:span text:style-name="T8">Interpretar de diagramas de flujo de datos.</text:span></text:p>
            <text:p text:style-name="P23">- <text:span text:style-name="T8">Programar en C++ en modo C (sin utilizar las características orientas a objetos de C++) de aplicaciones en modo texto de </text:span><text:soft-page-break/><text:span text:style-name="T8">mediana complejidad con varios archivos fuentes.</text:span></text:p>
            <text:p text:style-name="P23">- <text:span text:style-name="T8">Dividir de problemas en subproblemas de menor complejidad que facilite la elaboración de algoritmos para su resolución.</text:span></text:p>
            <text:p text:style-name="P23">- <text:span text:style-name="T8">Usar tipos de datos básicos en C++: char, short, int, float, double, long.</text:span></text:p>
            <text:p text:style-name="P23">- <text:span text:style-name="T8">Utilizar el tipo string en C++.</text:span></text:p>
            <text:p text:style-name="P23">- <text:span text:style-name="T10">Usar el editor Atom para escribir programas y el shell para compilar.</text:span></text:p>
          </table:table-cell>
          <table:table-cell table:style-name="Tabla1.C2" office:value-type="string">
            <text:p text:style-name="P23">- <text:span text:style-name="T9">Algoritmos.</text:span></text:p>
            <text:p text:style-name="P23">- <text:span text:style-name="T9">Programas.</text:span></text:p>
            <text:p text:style-name="P23">- <text:span text:style-name="T9">Lenguajes de programación.</text:span></text:p>
            <text:p text:style-name="P23">- <text:span text:style-name="T9">Compiladores e intérpretes.</text:span></text:p>
            <text:p text:style-name="P23">- <text:span text:style-name="T9">Diagramas de flujo de datos.</text:span></text:p>
            <text:p text:style-name="P23">- <text:span text:style-name="T9">Programación en C++.</text:span></text:p>
          </table:table-cell>
        </table:table-row>
      </table:table>
      <text:h text:style-name="P47" text:outline-level="3"><text:bookmark-start text:name="__RefHeading___Toc681_1504553327"/>Unidad <text:span text:style-name="T9">2</text:span>. <text:span text:style-name="T9">Programación orientada a objetos</text:span><text:bookmark-end text:name="__RefHeading___Toc681_1504553327"/></text:h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9">Criterios de evaluación</text:p>
          </table:table-cell>
          <table:table-cell table:style-name="Tabla3.A1" office:value-type="string">
            <text:p text:style-name="P19">Objetivos</text:p>
          </table:table-cell>
          <table:table-cell table:style-name="Tabla3.C1" office:value-type="string">
            <text:p text:style-name="P19">Contenidos</text:p>
          </table:table-cell>
        </table:table-row>
        <table:table-row>
          <table:table-cell table:style-name="Tabla3.A2" office:value-type="string">
            <text:p text:style-name="P24">- <text:span text:style-name="T12">Utilizar el paradigma orientado a objetos para el desarrollo de aplicaciones de mediana complejidad en C++.</text:span></text:p>
            <text:p text:style-name="P24">- <text:span text:style-name="T12">Usar objetos y herencia simple.</text:span></text:p>
            <text:p text:style-name="P24">- <text:span text:style-name="T12">Definir propiedades y métodos privados y públicos.</text:span></text:p>
            <text:p text:style-name="P24">- <text:span text:style-name="T13">Relacionar clases distintas.</text:span></text:p>
            <text:p text:style-name="P24">- <text:span text:style-name="T15">Instanciar objetos.</text:span></text:p>
            <text:p text:style-name="P24">- <text:span text:style-name="T15">Escribir programas usando el editor Atom.</text:span></text:p>
            <text:p text:style-name="P24">- <text:span text:style-name="T15">Compilar desde el shell con g++.</text:span></text:p>
          </table:table-cell>
          <table:table-cell table:style-name="Tabla3.B2" office:value-type="string">
            <text:p text:style-name="P24">- <text:span text:style-name="T12">Usar C++ orientado a objetos.</text:span></text:p>
            <text:p text:style-name="P24">- <text:span text:style-name="T12">Crear clases para resolver determinados problemas.</text:span></text:p>
            <text:p text:style-name="P24">- <text:span text:style-name="T12">Utilizar constructores y destructores.</text:span></text:p>
            <text:p text:style-name="P24">- <text:span text:style-name="T12">Construir clases con atributos que son objetos de otras clases (relación entre clases).</text:span></text:p>
            <text:p text:style-name="P24">- <text:span text:style-name="T15">Crear e instanciar objetos.</text:span></text:p>
          </table:table-cell>
          <table:table-cell table:style-name="Tabla3.C2" office:value-type="string">
            <text:p text:style-name="P24">- <text:span text:style-name="T12">Programación orientada o objetos.</text:span></text:p>
            <text:p text:style-name="P24">- <text:span text:style-name="T12">Clases y objetos.</text:span></text:p>
            <text:p text:style-name="P24">- <text:span text:style-name="T12">Herencia.</text:span></text:p>
            <text:p text:style-name="P24">- <text:span text:style-name="T12">Constructores y destructores.</text:span></text:p>
            <text:p text:style-name="P24">- <text:span text:style-name="T12">Relación entre clases.</text:span></text:p>
          </table:table-cell>
        </table:table-row>
      </table:table>
      <text:h text:style-name="P48" text:outline-level="3"><text:bookmark-start text:name="__RefHeading___Toc683_1504553327"/>Unidad <text:span text:style-name="T14">3</text:span>. <text:span text:style-name="T14">Bases de datos</text:span><text:bookmark-end text:name="__RefHeading___Toc683_1504553327"/></text:h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20">Criterios de evaluación</text:p>
          </table:table-cell>
          <table:table-cell table:style-name="Tabla4.A1" office:value-type="string">
            <text:p text:style-name="P20">Objetivos</text:p>
          </table:table-cell>
          <table:table-cell table:style-name="Tabla4.C1" office:value-type="string">
            <text:p text:style-name="P20">Contenidos</text:p>
          </table:table-cell>
        </table:table-row>
        <table:table-row>
          <table:table-cell table:style-name="Tabla4.A2" office:value-type="string">
            <text:p text:style-name="P26">- <text:span text:style-name="T16">Diseñar pequeñas bases de datos usando el lenguaje de modelado EER (Entidad Relación Extendido) aplicando relaciones entre entidades y definiendo atributos, claves primarias y atributos no nulos.</text:span></text:p>
            <text:p text:style-name="P61">- Crear esquemas de bases de datos en SQL previamente diseñadas con EER.</text:p>
            <text:p text:style-name="P26">- <text:span text:style-name="T16">Gestionar bases de datos con phpmyadmin: insertar, borrar, actualizar y consultar </text:span><text:soft-page-break/><text:span text:style-name="T16">datos.</text:span></text:p>
            <text:p text:style-name="P26">- <text:span text:style-name="T17">Usar pequeñas consultas en SQL: insert, delete, update y select.</text:span></text:p>
          </table:table-cell>
          <table:table-cell table:style-name="Tabla4.B2" office:value-type="string">
            <text:p text:style-name="P25">- <text:span text:style-name="T17">Crear EER a partir de descripciones de bases de datos sencillas.</text:span></text:p>
            <text:p text:style-name="P25">- <text:span text:style-name="T17">Relacionar entidades 1:1, 1:N y N:N.</text:span></text:p>
            <text:p text:style-name="P25">- <text:span text:style-name="T18">Utilizar SQL para insertar, actualizar, borrar y mostrar datos de la base de datos.</text:span></text:p>
            <text:p text:style-name="P25">- <text:span text:style-name="T18">Emplear phpmyadmin para insertar, actualizar, borrar y mostrar datos de la base de datos.</text:span></text:p>
          </table:table-cell>
          <table:table-cell table:style-name="Tabla4.C2" office:value-type="string">
            <text:p text:style-name="P25">- <text:span text:style-name="T19">Bases de datos.</text:span></text:p>
            <text:p text:style-name="P25">- <text:span text:style-name="T19">Entidades, atributos y relaciones.</text:span></text:p>
            <text:p text:style-name="P25">- <text:span text:style-name="T19">Claves ajenas y claves primarias. Valores no nulos.</text:span></text:p>
            <text:p text:style-name="P25">- <text:span text:style-name="T19">SQL.</text:span></text:p>
            <text:p text:style-name="P25">- <text:span text:style-name="T19">phpmyadmin</text:span></text:p>
          </table:table-cell>
        </table:table-row>
      </table:table>
      <text:h text:style-name="P49" text:outline-level="3"><text:bookmark-start text:name="__RefHeading___Toc685_1504553327"/>Unidad <text:span text:style-name="T20">4. Programación web</text:span><text:bookmark-end text:name="__RefHeading___Toc685_1504553327"/></text:h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1">Criterios de evaluación</text:p>
          </table:table-cell>
          <table:table-cell table:style-name="Tabla5.A1" office:value-type="string">
            <text:p text:style-name="P21">Objetivos</text:p>
          </table:table-cell>
          <table:table-cell table:style-name="Tabla5.C1" office:value-type="string">
            <text:p text:style-name="P21">Contenidos</text:p>
          </table:table-cell>
        </table:table-row>
        <table:table-row>
          <table:table-cell table:style-name="Tabla5.A2" office:value-type="string">
            <text:p text:style-name="P63">- <text:span text:style-name="T21">Crear páginas web estáticas con HTML5 y CSS3.</text:span></text:p>
            <text:p text:style-name="P63">- <text:span text:style-name="T21">Usar PHP7 para construir páginas web dinámicas.</text:span></text:p>
            <text:p text:style-name="P63">- <text:span text:style-name="T21">Subir por FTP páginas web dinámicas en PHP7 a un servidor.</text:span></text:p>
            <text:p text:style-name="P63">- <text:span text:style-name="T21">Validar formularios HTML5 con PHP7.</text:span></text:p>
            <text:p text:style-name="P63">- <text:span text:style-name="T21">Conectar a bases de datos con PHP7.</text:span></text:p>
            <text:p text:style-name="P63">- <text:span text:style-name="T21">Consultar, insertar, borrar y actualizar datos que están en bases de datos desde aplicaciones web dinámicas con PHP7.</text:span></text:p>
          </table:table-cell>
          <table:table-cell table:style-name="Tabla5.B2" office:value-type="string">
            <text:p text:style-name="P63">- <text:span text:style-name="T22">Construir páginas web estáticas con HTML5 y CSS3.</text:span></text:p>
            <text:p text:style-name="P63">- <text:span text:style-name="T22">Desarrollar páginas web dinámicas con HTML5 y CSS3 como lenguajes del cliente y PHP7 como lenguaje del lado del servidor.</text:span></text:p>
            <text:p text:style-name="P63">- <text:span text:style-name="T22">Programar un formulario de acceso a la parte privada de un sitio web con PHP7.</text:span></text:p>
            <text:p text:style-name="P63">- <text:span text:style-name="T22">Utilizar las características orientadas a objeto de PHP7.</text:span></text:p>
            <text:p text:style-name="P63">- <text:span text:style-name="T22">Desarrollar un mini microblogging usando HTML5, CSS3 y PHP7 con base de datos Mariadb.</text:span></text:p>
          </table:table-cell>
          <table:table-cell table:style-name="Tabla5.C2" office:value-type="string">
            <text:p text:style-name="P27">- <text:span text:style-name="T22">HTML5.</text:span></text:p>
            <text:p text:style-name="P27">- <text:span text:style-name="T22">CSS3.</text:span></text:p>
            <text:p text:style-name="P27">- <text:span text:style-name="T22">Servidores web. Apache2.</text:span></text:p>
            <text:p text:style-name="P27">- <text:span text:style-name="T22">PHP7.</text:span></text:p>
            <text:p text:style-name="P27">- <text:span text:style-name="T23">Publicación de sitios web.</text:span></text:p>
          </table:table-cell>
        </table:table-row>
      </table:table>
      <text:h text:style-name="P50" text:outline-level="3">Unidad <text:span text:style-name="T24">5. Blogs</text:span></text:h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66">Criterios de evaluación</text:p>
          </table:table-cell>
          <table:table-cell table:style-name="Tabla6.A1" office:value-type="string">
            <text:p text:style-name="P66">Objetivos</text:p>
          </table:table-cell>
          <table:table-cell table:style-name="Tabla6.C1" office:value-type="string">
            <text:p text:style-name="P66">Contenidos</text:p>
          </table:table-cell>
        </table:table-row>
        <table:table-row>
          <table:table-cell table:style-name="Tabla6.A2" office:value-type="string">
            <text:p text:style-name="P64">- <text:span text:style-name="T25">Emplear herramientas web para el desarrollo de trabajos cooperativos.</text:span></text:p>
            <text:p text:style-name="P64">- <text:span text:style-name="T25">Compartir conocimientos y enlaces a contenidos digitales.</text:span></text:p>
            <text:p text:style-name="P64">- <text:span text:style-name="T25">Debatir con argumentos y produciendo contenidos de forma cooperativa.</text:span></text:p>
            <text:p text:style-name="P64">- <text:span text:style-name="T25">Crear y administrar un blog con WordPress.</text:span></text:p>
          </table:table-cell>
          <table:table-cell table:style-name="Tabla6.B2" office:value-type="string">
            <text:p text:style-name="P64">- <text:span text:style-name="T25">Instalar WordPress.</text:span></text:p>
            <text:p text:style-name="P64">- <text:span text:style-name="T25">Preparar y configurar WordPress.</text:span></text:p>
            <text:p text:style-name="P64">- <text:span text:style-name="T25">Escribir y mantener un blog con WordPress de manera colaborativa.</text:span></text:p>
            <text:p text:style-name="P64">- <text:span text:style-name="T25">Participar en el marcador social Reddit.</text:span></text:p>
            <text:p text:style-name="P64">- <text:span text:style-name="T25">Utilizar fuentes RSS.</text:span></text:p>
          </table:table-cell>
          <table:table-cell table:style-name="Tabla6.C2" office:value-type="string">
            <text:p text:style-name="P64">- <text:span text:style-name="T25">La Web.</text:span></text:p>
            <text:p text:style-name="P64">- <text:span text:style-name="T25">Servicios Web.</text:span></text:p>
            <text:p text:style-name="P64">- <text:span text:style-name="T25">Marcadores sociales.</text:span></text:p>
            <text:p text:style-name="P64">- <text:span text:style-name="T25">Fuentes de contenidos RSS.</text:span></text:p>
            <text:p text:style-name="P64">- <text:span text:style-name="T25">Blogs.</text:span></text:p>
          </table:table-cell>
        </table:table-row>
      </table:table>
      <text:h text:style-name="P51" text:outline-level="3">Unidad <text:span text:style-name="T33">6. Seguridad</text:span></text:h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67">Criterios de evaluación</text:p>
          </table:table-cell>
          <table:table-cell table:style-name="Tabla7.A1" office:value-type="string">
            <text:p text:style-name="P67">Objetivos</text:p>
          </table:table-cell>
          <table:table-cell table:style-name="Tabla7.C1" office:value-type="string">
            <text:p text:style-name="P67">Contenidos</text:p>
          </table:table-cell>
        </table:table-row>
        <table:table-row>
          <table:table-cell table:style-name="Tabla7.A2" office:value-type="string">
            <text:p text:style-name="P72">- Analizar la importancia que la seguridad de la información posee en la sociedad del conocimiento valorando las repercusiones de tipo económico, social o personal.</text:p>
            <text:p text:style-name="P72">- Adoptar conductas de <text:soft-page-break/>seguridad activa y pasiva que posibiliten su protección y la del individuo en sus interacciones en Internet y en la gestión de recursos y aplicaciones locales.</text:p>
          </table:table-cell>
          <table:table-cell table:style-name="Tabla7.B2" office:value-type="string">
            <text:p text:style-name="P73">- Aplicar conductas de seguridad.</text:p>
            <text:p text:style-name="P73">- <text:span text:style-name="T29">Entender los riesgos que conlleva el uso de dispositivos conectados a Internet.</text:span></text:p>
            <text:p text:style-name="P73">- <text:span text:style-name="T30">Atender a los protocolos http y https cuando se navega.</text:span></text:p>
            <text:p text:style-name="P73"><text:soft-page-break/>- <text:span text:style-name="T30">Custodiar contraseñas.</text:span></text:p>
            <text:p text:style-name="P73">- <text:span text:style-name="T30">Aprender a construir contraseñas fuertes.</text:span></text:p>
            <text:p text:style-name="P73">- <text:span text:style-name="T31">Comunicar por Internet de forma segura.</text:span></text:p>
            <text:p text:style-name="P73">- <text:span text:style-name="T32">Construir copias de seguridad.</text:span></text:p>
            <text:p text:style-name="P73">- <text:span text:style-name="T32">Cifrar información.</text:span></text:p>
          </table:table-cell>
          <table:table-cell table:style-name="Tabla7.C2" office:value-type="string">
            <text:p text:style-name="P65">- <text:span text:style-name="T31">Seguridad de la información.</text:span></text:p>
            <text:p text:style-name="P65">- <text:span text:style-name="T32">Malware y antivirus.</text:span></text:p>
            <text:p text:style-name="P65">- <text:span text:style-name="T32">Protección hardware y software.</text:span></text:p>
            <text:p text:style-name="P65">- <text:span text:style-name="T32">Integridad, disponibilidad, confidencialidad y </text:span><text:soft-page-break/><text:span text:style-name="T32">autenticación.</text:span></text:p>
            <text:p text:style-name="P65">- <text:span text:style-name="T32">Copias de seguridad.</text:span></text:p>
            <text:p text:style-name="P65">- <text:span text:style-name="T32">Cifrado de clave pública y clave privada.</text:span></text:p>
            <text:p text:style-name="P65">- <text:span text:style-name="T32">Comunicaciones cifradas.</text:span></text:p>
          </table:table-cell>
        </table:table-row>
      </table:table>
      <text:p text:style-name="P34"/>
      <text:h text:style-name="P60" text:outline-level="2"><text:bookmark-start text:name="__RefHeading___Toc4502_94487665"/>Distribución temporal de las unidades de trabajo<text:bookmark-end text:name="__RefHeading___Toc4502_94487665"/></text:h>
      <text:p text:style-name="P7">En la siguiente tabla se puede observar la temporalización de las unidades <text:span text:style-name="T6">didácticas</text:span> a lo largo de los tres trimestres del curso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">Trimestre</text:p>
          </table:table-cell>
          <table:table-cell table:style-name="Tabla2.B1" office:value-type="string">
            <text:p text:style-name="P17">Unidades de trabajo</text:p>
            <text:p text:style-name="P17"/>
          </table:table-cell>
        </table:table-row>
        <table:table-row>
          <table:table-cell table:style-name="Tabla2.A4" office:value-type="string">
            <text:p text:style-name="P22">1er Trimestre <text:span text:style-name="T6">(41</text:span> horas)</text:p>
          </table:table-cell>
          <table:table-cell table:style-name="Tabla2.B4" office:value-type="string">
            <text:p text:style-name="P68">UD1 (<text:span text:style-name="T28">25 horas</text:span>)</text:p>
            <text:p text:style-name="P68">UD2 (<text:span text:style-name="T34">16 horas</text:span>)</text:p>
          </table:table-cell>
        </table:table-row>
        <table:table-row>
          <table:table-cell table:style-name="Tabla2.A4" office:value-type="string">
            <text:p text:style-name="P22">2º Trimestre (<text:span text:style-name="T26">44 </text:span>horas)</text:p>
          </table:table-cell>
          <table:table-cell table:style-name="Tabla2.B4" office:value-type="string">
            <text:p text:style-name="P70">UD2 <text:s/>(<text:span text:style-name="T35">10</text:span> horas)</text:p>
            <text:p text:style-name="P69">UD3 (<text:span text:style-name="T36">15</text:span> <text:span text:style-name="T34">horas</text:span>)</text:p>
            <text:p text:style-name="P69">UD4 (<text:span text:style-name="T36">19</text:span> <text:span text:style-name="T34">horas</text:span>)</text:p>
          </table:table-cell>
        </table:table-row>
        <table:table-row>
          <table:table-cell table:style-name="Tabla2.A4" office:value-type="string">
            <text:p text:style-name="P22">3er Trimestre (<text:span text:style-name="T26">46</text:span> horas)</text:p>
          </table:table-cell>
          <table:table-cell table:style-name="Tabla2.B4" office:value-type="string">
            <text:p text:style-name="P71">UD4 (11 horas)</text:p>
            <text:p text:style-name="P69">UD5 (20 <text:span text:style-name="T34">horas</text:span>)</text:p>
            <text:p text:style-name="P69">UD6 (1<text:span text:style-name="T37">5</text:span> <text:span text:style-name="T34">horas</text:span>)</text:p>
          </table:table-cell>
        </table:table-row>
      </table:table>
      <text:h text:style-name="P40" text:outline-level="1"><text:bookmark-start text:name="__RefHeading___Toc4504_94487665"/>Metodología. Orientaciones didácticas<text:bookmark-end text:name="__RefHeading___Toc4504_94487665"/></text:h>
      <text:p text:style-name="Text_20_body"><text:span text:style-name="T5">Asimilación activa de los contenidos</text:span>. Ello supone una intensa actividad por parte del alumno/a, que ha de establecer relaciones entre los nuevos contenidos y su propia estructura cognitiva. Para ayudar a llevar a cabo este proceso, el profesor debe:</text:p>
      <text:p text:style-name="Text_20_body">Suscitar en el alumnado conocimientos y experiencias relevantes respecto a los contenidos que se le proponen. </text:p>
      <text:p text:style-name="Text_20_body">Tener en cuenta los conocimientos previos del alumno o de la alumna y la conexión que pueda establecer con los nuevos contenidos. </text:p>
      <text:p text:style-name="Text_20_body">Fijar los contenidos y predisponer favorablemente al alumnado. </text:p>
      <text:p text:style-name="Text_20_body"><text:span text:style-name="T5">Construcción, organización y modificación de los conocimientos</text:span>. Ello supone que el trabajo del profesor debe orientarse a: </text:p>
      <text:p text:style-name="Text_20_body">El diseño de la presentación previa, a la vez general y concreta, de los conceptos y relaciones fundamentales. </text:p>
      <text:p text:style-name="Text_20_body">La activación de los conceptos que el alumnado posee o darle esos conceptos por medio de actividades y ejemplos. </text:p>
      <text:p text:style-name="Text_20_body"><text:soft-page-break/>La modificación de la estructura cognitiva del alumnado como último fin. Éste no sólo aprende nuevos conceptos, sino que, sobre todo, aprende a aprender. </text:p>
      <text:p text:style-name="Text_20_body"><text:span text:style-name="T5">Diferenciación progresiva de los contenidos</text:span>. Esto implica: </text:p>
      <text:p text:style-name="Text_20_body">La ampliación progresiva de conceptos por parte del alumnado mediante el enriquecimiento de sus conocimientos previos sobre el tema objeto de aprendizaje: análisis-síntesis, clasificación y ordenación. </text:p>
      <text:p text:style-name="Text_20_body">La organización previa de los materiales por el profesor: la secuenciación de los contenidos. </text:p>
      <text:p text:style-name="Text_20_body"><text:span text:style-name="T5">Solución de las dificultades de aprendizaje.</text:span> Durante el proceso de aprendizaje pueden aparecer conceptos, contradictorios o no, debidamente integrados en la estructura cognitiva del alumno o de la alumna. El profesor debe contribuir a prevenir las dificultades mediante una buena secuenciación de los contenidos y a superarlas con las orientaciones que dé al alumnado. Será necesario tener presente esta concepción de aprendizaje cuando se tomen decisiones sobre los criterios de diseño de actividades de aprendizaje y de evaluación.</text:p>
      <text:h text:style-name="P41" text:outline-level="1"><text:bookmark-start text:name="__RefHeading___Toc1731_1854338253"/>Evaluación del alumnado<text:bookmark-end text:name="__RefHeading___Toc1731_1854338253"/></text:h>
      <text:h text:style-name="P56" text:outline-level="2"><text:bookmark-start text:name="__RefHeading___Toc1733_1854338253"/>Criterios de evaluación<text:bookmark-end text:name="__RefHeading___Toc1733_1854338253"/></text:h>
      <text:p text:style-name="P14"/>
      <text:h text:style-name="P57" text:outline-level="2"><text:bookmark-start text:name="__RefHeading___Toc1735_1854338253"/>Instrumentos de evaluación<text:bookmark-end text:name="__RefHeading___Toc1735_1854338253"/></text:h>
      <text:p text:style-name="Text_20_body"/>
      <text:h text:style-name="P58" text:outline-level="2"><text:bookmark-start text:name="__RefHeading___Toc4310_1854338253"/>Actividades de refuerzo y ampliación<text:bookmark-end text:name="__RefHeading___Toc4310_1854338253"/></text:h>
      <text:p text:style-name="P8">Cada tema consta de una gran batería de actividades y prácticas cuyo objetivo es que el alumnado pueda alcanzar los objetivos propuestos. Este módulo está pensado para que sea eminentemente práctico y que el alumnado esté siempre trabajando con el ordenador, incluidas las actividades y ejercicios teóricos para los que se usará un editor de textos (el saber hacer es la parte más importante en este módulo).</text:p>
      <text:p text:style-name="P8">Debido a la gran diversidad del alumnado en este módulo, hay alumnado que acaban sus actividades mucho antes que otros lo que nos lleva a la necesidad de crear actividades de ampliación.</text:p>
      <text:p text:style-name="P8">Por otro lado, hay alumnado cuyos conocimientos previos son menores al del resto por lo que dispondrá de más tiempo para hacer sus actividades y prácticas. Si fuera necesario se programan actividades para reforzar los conocimientos.</text:p>
      <text:h text:style-name="P42" text:outline-level="1"><text:bookmark-start text:name="__RefHeading___Toc4312_1854338253"/>Medidas de atención a la diversidad<text:bookmark-end text:name="__RefHeading___Toc4312_1854338253"/></text:h>
      <text:p text:style-name="Text_20_body">El tratamiento a la diversidad se recoge de diferentes formas:</text:p>
      <text:p text:style-name="Text_20_body">La mejor estrategia para la integración del alumnado con necesidades educativas especificas o con determinados problemas de aprendizaje, es implicarlos en las mismas tareas que al resto del grupo, con distintos problemas de apoyo y exigencia. </text:p>
      <text:p text:style-name="Text_20_body">El tratamiento debe ofrecer la posibilidad de retomar un contenido no asimilado en un momento posterior de trabajo, con lo cual evitamos la paralización del proceso de <text:soft-page-break/>aprendizaje del alumnado, con ejercicios repetitivos que suelen incidir negativamente en el nivel de motivación.</text:p>
      <text:p text:style-name="Text_20_body">Las actividades propuestas, permitirán atender a las demandas de carácter más profundo por parte de aquellos alumnos y las alumnas con niveles de partida más avanzados o con un interés mayor sobre el tema estudiado.</text:p>
      <text:p text:style-name="Text_20_body">Las actividades prácticas son todas susceptibles de trabajarse desde distintos niveles, ofreciendo en cada ocasión una posibilidad de desarrollo en función del nivel de partida.</text:p>
      <text:p text:style-name="Text_20_body">Por último, la formación de grupos para la realización de las actividades prácticas fomentará las relaciones sociales entre el alumnado y la formación o asentamiento de una mayor cultura social y cívica.</text:p>
      <text:h text:style-name="P43" text:outline-level="1"><text:bookmark-start text:name="__RefHeading___Toc4314_1854338253"/>Elementos transversales<text:bookmark-end text:name="__RefHeading___Toc4314_1854338253"/></text:h>
      <text:h text:style-name="P59" text:outline-level="2"><text:bookmark-start text:name="__RefHeading___Toc4316_1854338253"/>Fomento a la lectura<text:bookmark-end text:name="__RefHeading___Toc4316_1854338253"/></text:h>
      <text:p text:style-name="Text_20_body">A lo largo del curso se proporcionará a los alumnos diferentes artículos y páginas Web de actualidad que tengan que leer, analizar y comparar. Con esto se pretende incentivar su espíritu crítico ante la avalancha de productos informáticos disponibles. De este modo estaremos fomentando: la educación para el consumo, las técnicas de escaneo de información útil y el gusto por permanecer informados sobre las novedades tecnológicas, sus características y diferencias.</text:p>
      <text:h text:style-name="P44" text:outline-level="1"><text:bookmark-start text:name="__RefHeading___Toc4318_1854338253"/>Evaluación de la práctica docente<text:bookmark-end text:name="__RefHeading___Toc4318_1854338253"/></text:h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none" draw:fill-color="#eeeeee"/>
      <style:paragraph-properties fo:margin-top="0.101cm" fo:margin-bottom="0.101cm" loext:contextual-spacing="false" fo:text-align="center" style:justify-single-word="false" fo:background-color="transparent" fo:padding-left="0cm" fo:padding-right="0cm" fo:padding-top="0.15cm" fo:padding-bottom="0cm" fo:border-left="none" fo:border-right="none" fo:border-top="0.06pt solid #eeeeee" fo:border-bottom="none"/>
      <style:text-properties fo:color="#3333ff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none" draw:fill-color="#eeeeee"/>
      <style:paragraph-properties fo:margin-top="0cm" fo:margin-bottom="0.4cm" loext:contextual-spacing="false" fo:text-align="center" style:justify-single-word="false" style:page-number="auto" fo:background-color="transparent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3333ff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3333ff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0000ff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loext:graphic-properties draw:fill-image-width="0cm" draw:fill-image-height="0cm"/>
      <style:paragraph-properties fo:text-align="start" style:justify-single-word="fals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Sin_20_título2" style:display-name="Sin título2" style:family="paragraph" style:parent-style-name="Title">
      <loext:graphic-properties draw:fill="none" draw:fill-color="#729fcf"/>
      <style:paragraph-properties fo:background-color="transparent" fo:padding="0cm" fo:border="none"/>
      <style:text-properties fo:background-color="transparent"/>
    </style:style>
    <style:style style:name="Sin_20_título3" style:display-name="Sin título3" style:family="paragraph" style:parent-style-name="Subtitle">
      <loext:graphic-properties draw:fill="none" draw:fill-color="#729fcf"/>
      <style:paragraph-properties fo:background-color="transparent"/>
    </style:style>
    <style:style style:name="Tomás_20_Oxford" style:display-name="Tomás Oxford" style:family="paragraph" style:parent-style-name="Standard">
      <style:paragraph-properties fo:margin-top="0cm" fo:margin-bottom="0.353cm" loext:contextual-spacing="false" fo:line-height="115%" fo:text-align="justify" style:justify-single-word="false" fo:hyphenation-ladder-count="no-limit">
        <style:tab-stops>
          <style:tab-stop style:position="0.751cm"/>
        </style:tab-stops>
      </style:paragraph-properties>
      <style:text-properties fo:font-size="11pt" style:font-name-asian="Calibri" style:font-family-asian="Calibri" style:font-family-generic-asian="swiss" style:font-pitch-asian="variable" style:font-size-asian="11pt" style:font-size-complex="11pt" fo:hyphenate="false" fo:hyphenation-remain-char-count="2" fo:hyphenation-push-char-count="2"/>
    </style:style>
    <style:style style:name="Texto_20_independiente_20_21" style:display-name="Texto independiente 21" style:family="paragraph" style:parent-style-name="Standard">
      <style:paragraph-properties fo:text-align="justify" style:justify-single-word="false" fo:hyphenation-ladder-count="no-limit"/>
      <style:text-properties style:font-name="Verdana" fo:font-family="Verdana" style:font-family-generic="swiss" style:font-pitch="variable" style:font-name-complex="Calibri" style:font-family-complex="Calibri" style:font-family-generic-complex="swiss" style:font-pitch-complex="variable" style:font-style-complex="italic" fo:hyphenate="false" fo:hyphenation-remain-char-count="2" fo:hyphenation-push-char-count="2"/>
    </style:style>
    <style:style style:name="A01TextoNormal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Estil2" style:family="paragraph" style:parent-style-name="Standard">
      <style:paragraph-properties fo:margin-left="1.323cm" fo:margin-right="0cm" fo:margin-top="0cm" fo:margin-bottom="0cm" loext:contextual-spacing="false" fo:line-height="100%" fo:text-indent="-0.635cm" style:auto-text-indent="false">
        <style:tab-stops/>
      </style:paragraph-properties>
      <style:text-properties style:font-name="Arial" fo:font-family="Arial" style:font-family-generic="swiss" fo:font-size="12pt" style:font-name-asian="SimSun" style:font-family-asian="SimSun" style:font-family-generic-asian="system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353cm" fo:margin-bottom="0cm" loext:contextual-spacing="false" fo:keep-together="always" fo:keep-with-next="always"/>
      <style:text-properties fo:color="#6ea0b0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847cm" fo:margin-bottom="0cm" loext:contextual-spacing="false" fo:keep-together="always" fo:keep-with-next="always"/>
      <style:text-properties fo:color="#4b7b8a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Numbering_20_Symbols" style:display-name="Numbering Symbols" style:family="text">
      <style:text-properties fo:color="#0000ff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11z0" style:family="text">
      <style:text-properties fo:font-variant="normal" fo:text-transform="none" fo:color="#000000" fo:font-size="10pt" fo:font-weight="normal" style:font-size-asian="10pt" style:font-weight-asian="normal" style:font-weight-complex="normal"/>
    </style:style>
    <style:style style:name="WW8Num26z0" style:family="text">
      <style:text-properties fo:font-variant="normal" fo:text-transform="none" fo:color="#000000" fo:font-size="10pt" fo:font-weight="normal" style:font-size-asian="10pt" style:font-weight-asian="normal" style:font-weight-complex="normal"/>
    </style:style>
    <style:style style:name="Referencia_20_intensa" style:display-name="Referencia intensa" style:family="text" style:parent-style-name="Fuente_20_de_20_párrafo_20_predeter.1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Fuente_20_de_20_párrafo_20_predeter.1" style:display-name="Fuente de párrafo predeter.1" style:family="text"/>
    <style:style style:name="WW8Num16z0" style:family="text"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Estil2_20_Car" style:display-name="Estil2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RTF_5f_Num_20_95_20_9" style:display-name="RTF_Num 95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5_20_8" style:display-name="RTF_Num 95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5_20_7" style:display-name="RTF_Num 95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5_20_6" style:display-name="RTF_Num 95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5_20_5" style:display-name="RTF_Num 95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5_20_4" style:display-name="RTF_Num 95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5_20_3" style:display-name="RTF_Num 95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5_20_2" style:display-name="RTF_Num 95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5_20_1" style:display-name="RTF_Num 95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4_20_9" style:display-name="RTF_Num 94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4_20_8" style:display-name="RTF_Num 94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4_20_7" style:display-name="RTF_Num 94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4_20_6" style:display-name="RTF_Num 94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4_20_5" style:display-name="RTF_Num 94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4_20_4" style:display-name="RTF_Num 94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4_20_3" style:display-name="RTF_Num 94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4_20_2" style:display-name="RTF_Num 94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4_20_1" style:display-name="RTF_Num 94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3_20_9" style:display-name="RTF_Num 93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3_20_8" style:display-name="RTF_Num 93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3_20_7" style:display-name="RTF_Num 93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3_20_6" style:display-name="RTF_Num 93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3_20_5" style:display-name="RTF_Num 93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3_20_4" style:display-name="RTF_Num 93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3_20_3" style:display-name="RTF_Num 93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3_20_2" style:display-name="RTF_Num 93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3_20_1" style:display-name="RTF_Num 93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2_20_9" style:display-name="RTF_Num 92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2_20_8" style:display-name="RTF_Num 92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2_20_7" style:display-name="RTF_Num 92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2_20_6" style:display-name="RTF_Num 92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2_20_5" style:display-name="RTF_Num 92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2_20_4" style:display-name="RTF_Num 92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2_20_3" style:display-name="RTF_Num 92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2_20_2" style:display-name="RTF_Num 92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2_20_1" style:display-name="RTF_Num 92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1_20_9" style:display-name="RTF_Num 91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1_20_8" style:display-name="RTF_Num 91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1_20_7" style:display-name="RTF_Num 91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1_20_6" style:display-name="RTF_Num 91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1_20_5" style:display-name="RTF_Num 91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1_20_4" style:display-name="RTF_Num 91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1_20_3" style:display-name="RTF_Num 91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1_20_2" style:display-name="RTF_Num 91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1_20_1" style:display-name="RTF_Num 91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0_20_9" style:display-name="RTF_Num 90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0_20_8" style:display-name="RTF_Num 90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0_20_7" style:display-name="RTF_Num 90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0_20_6" style:display-name="RTF_Num 90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0_20_5" style:display-name="RTF_Num 90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0_20_4" style:display-name="RTF_Num 90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0_20_3" style:display-name="RTF_Num 90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0_20_2" style:display-name="RTF_Num 90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0_20_1" style:display-name="RTF_Num 90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9_20_9" style:display-name="RTF_Num 89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9_20_8" style:display-name="RTF_Num 89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9_20_7" style:display-name="RTF_Num 89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9_20_6" style:display-name="RTF_Num 89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9_20_5" style:display-name="RTF_Num 89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9_20_4" style:display-name="RTF_Num 89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9_20_3" style:display-name="RTF_Num 89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9_20_2" style:display-name="RTF_Num 89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9_20_1" style:display-name="RTF_Num 89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8_20_9" style:display-name="RTF_Num 88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8_20_8" style:display-name="RTF_Num 88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8_20_7" style:display-name="RTF_Num 88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8_20_6" style:display-name="RTF_Num 88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8_20_5" style:display-name="RTF_Num 88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8_20_4" style:display-name="RTF_Num 88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8_20_3" style:display-name="RTF_Num 88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8_20_2" style:display-name="RTF_Num 88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8_20_1" style:display-name="RTF_Num 88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7_20_9" style:display-name="RTF_Num 87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7_20_8" style:display-name="RTF_Num 87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7_20_7" style:display-name="RTF_Num 87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7_20_6" style:display-name="RTF_Num 87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7_20_5" style:display-name="RTF_Num 87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7_20_4" style:display-name="RTF_Num 87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7_20_3" style:display-name="RTF_Num 87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7_20_2" style:display-name="RTF_Num 87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7_20_1" style:display-name="RTF_Num 87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6_20_9" style:display-name="RTF_Num 86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6_20_8" style:display-name="RTF_Num 86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6_20_7" style:display-name="RTF_Num 86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6_20_6" style:display-name="RTF_Num 86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6_20_5" style:display-name="RTF_Num 86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6_20_4" style:display-name="RTF_Num 86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6_20_3" style:display-name="RTF_Num 86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6_20_2" style:display-name="RTF_Num 86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6_20_1" style:display-name="RTF_Num 86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5_20_9" style:display-name="RTF_Num 85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5_20_8" style:display-name="RTF_Num 85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5_20_7" style:display-name="RTF_Num 85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5_20_6" style:display-name="RTF_Num 85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5_20_5" style:display-name="RTF_Num 85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5_20_4" style:display-name="RTF_Num 85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5_20_3" style:display-name="RTF_Num 85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5_20_2" style:display-name="RTF_Num 85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5_20_1" style:display-name="RTF_Num 85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4_20_9" style:display-name="RTF_Num 84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4_20_8" style:display-name="RTF_Num 84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4_20_7" style:display-name="RTF_Num 84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4_20_6" style:display-name="RTF_Num 84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4_20_5" style:display-name="RTF_Num 84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4_20_4" style:display-name="RTF_Num 84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4_20_3" style:display-name="RTF_Num 84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4_20_2" style:display-name="RTF_Num 84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4_20_1" style:display-name="RTF_Num 84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3_20_9" style:display-name="RTF_Num 83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3_20_8" style:display-name="RTF_Num 83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3_20_7" style:display-name="RTF_Num 83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3_20_6" style:display-name="RTF_Num 83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3_20_5" style:display-name="RTF_Num 83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3_20_4" style:display-name="RTF_Num 83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3_20_3" style:display-name="RTF_Num 83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3_20_2" style:display-name="RTF_Num 83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3_20_1" style:display-name="RTF_Num 83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2_20_9" style:display-name="RTF_Num 82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2_20_8" style:display-name="RTF_Num 82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2_20_7" style:display-name="RTF_Num 82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2_20_6" style:display-name="RTF_Num 82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2_20_5" style:display-name="RTF_Num 82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2_20_4" style:display-name="RTF_Num 82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2_20_3" style:display-name="RTF_Num 82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2_20_2" style:display-name="RTF_Num 82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2_20_1" style:display-name="RTF_Num 82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1_20_9" style:display-name="RTF_Num 81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1_20_8" style:display-name="RTF_Num 81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1_20_7" style:display-name="RTF_Num 81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1_20_6" style:display-name="RTF_Num 81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1_20_5" style:display-name="RTF_Num 81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1_20_4" style:display-name="RTF_Num 81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1_20_3" style:display-name="RTF_Num 81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1_20_2" style:display-name="RTF_Num 81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1_20_1" style:display-name="RTF_Num 8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0_20_9" style:display-name="RTF_Num 80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0_20_8" style:display-name="RTF_Num 80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0_20_7" style:display-name="RTF_Num 80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0_20_6" style:display-name="RTF_Num 80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0_20_5" style:display-name="RTF_Num 80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0_20_4" style:display-name="RTF_Num 80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0_20_3" style:display-name="RTF_Num 80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0_20_2" style:display-name="RTF_Num 80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0_20_1" style:display-name="RTF_Num 80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9_20_9" style:display-name="RTF_Num 79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9_20_8" style:display-name="RTF_Num 79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9_20_7" style:display-name="RTF_Num 79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9_20_6" style:display-name="RTF_Num 79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9_20_5" style:display-name="RTF_Num 79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9_20_4" style:display-name="RTF_Num 79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9_20_3" style:display-name="RTF_Num 79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9_20_2" style:display-name="RTF_Num 79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9_20_1" style:display-name="RTF_Num 7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8_20_9" style:display-name="RTF_Num 78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8_20_8" style:display-name="RTF_Num 78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8_20_7" style:display-name="RTF_Num 78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8_20_6" style:display-name="RTF_Num 78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8_20_5" style:display-name="RTF_Num 78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8_20_4" style:display-name="RTF_Num 78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8_20_3" style:display-name="RTF_Num 78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8_20_2" style:display-name="RTF_Num 78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8_20_1" style:display-name="RTF_Num 78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7_20_9" style:display-name="RTF_Num 77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7_20_8" style:display-name="RTF_Num 77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7_20_7" style:display-name="RTF_Num 77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7_20_6" style:display-name="RTF_Num 77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7_20_5" style:display-name="RTF_Num 77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7_20_4" style:display-name="RTF_Num 77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7_20_3" style:display-name="RTF_Num 77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7_20_2" style:display-name="RTF_Num 77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7_20_1" style:display-name="RTF_Num 77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6_20_9" style:display-name="RTF_Num 76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6_20_8" style:display-name="RTF_Num 76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6_20_7" style:display-name="RTF_Num 76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6_20_6" style:display-name="RTF_Num 76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6_20_5" style:display-name="RTF_Num 76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6_20_4" style:display-name="RTF_Num 76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6_20_3" style:display-name="RTF_Num 76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6_20_2" style:display-name="RTF_Num 76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6_20_1" style:display-name="RTF_Num 76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5_20_9" style:display-name="RTF_Num 75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5_20_8" style:display-name="RTF_Num 75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5_20_7" style:display-name="RTF_Num 75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5_20_6" style:display-name="RTF_Num 75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5_20_5" style:display-name="RTF_Num 75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5_20_4" style:display-name="RTF_Num 75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5_20_3" style:display-name="RTF_Num 75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5_20_2" style:display-name="RTF_Num 75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5_20_1" style:display-name="RTF_Num 7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4_20_9" style:display-name="RTF_Num 74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4_20_8" style:display-name="RTF_Num 74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4_20_7" style:display-name="RTF_Num 74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4_20_6" style:display-name="RTF_Num 74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4_20_5" style:display-name="RTF_Num 74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4_20_4" style:display-name="RTF_Num 74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4_20_3" style:display-name="RTF_Num 74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4_20_2" style:display-name="RTF_Num 74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4_20_1" style:display-name="RTF_Num 7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3_20_9" style:display-name="RTF_Num 73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3_20_8" style:display-name="RTF_Num 73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3_20_7" style:display-name="RTF_Num 73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3_20_6" style:display-name="RTF_Num 73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3_20_5" style:display-name="RTF_Num 73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3_20_4" style:display-name="RTF_Num 73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3_20_3" style:display-name="RTF_Num 73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3_20_2" style:display-name="RTF_Num 73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3_20_1" style:display-name="RTF_Num 73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2_20_9" style:display-name="RTF_Num 72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2_20_8" style:display-name="RTF_Num 72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2_20_7" style:display-name="RTF_Num 72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2_20_6" style:display-name="RTF_Num 72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2_20_5" style:display-name="RTF_Num 72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2_20_4" style:display-name="RTF_Num 72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2_20_3" style:display-name="RTF_Num 72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2_20_2" style:display-name="RTF_Num 72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2_20_1" style:display-name="RTF_Num 72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1_20_9" style:display-name="RTF_Num 71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1_20_8" style:display-name="RTF_Num 71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1_20_7" style:display-name="RTF_Num 71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1_20_6" style:display-name="RTF_Num 71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1_20_5" style:display-name="RTF_Num 71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1_20_4" style:display-name="RTF_Num 71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1_20_3" style:display-name="RTF_Num 71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1_20_2" style:display-name="RTF_Num 71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1_20_1" style:display-name="RTF_Num 71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0_20_9" style:display-name="RTF_Num 7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0_20_8" style:display-name="RTF_Num 7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0_20_7" style:display-name="RTF_Num 7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0_20_6" style:display-name="RTF_Num 7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0_20_5" style:display-name="RTF_Num 7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0_20_4" style:display-name="RTF_Num 7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0_20_3" style:display-name="RTF_Num 7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0_20_2" style:display-name="RTF_Num 7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0_20_1" style:display-name="RTF_Num 7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9_20_9" style:display-name="RTF_Num 69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9_20_8" style:display-name="RTF_Num 69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9_20_7" style:display-name="RTF_Num 69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9_20_6" style:display-name="RTF_Num 69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9_20_5" style:display-name="RTF_Num 69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9_20_4" style:display-name="RTF_Num 69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9_20_3" style:display-name="RTF_Num 69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9_20_2" style:display-name="RTF_Num 69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9_20_1" style:display-name="RTF_Num 6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8_20_9" style:display-name="RTF_Num 68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8_20_8" style:display-name="RTF_Num 68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8_20_7" style:display-name="RTF_Num 68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8_20_6" style:display-name="RTF_Num 68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8_20_5" style:display-name="RTF_Num 68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8_20_4" style:display-name="RTF_Num 68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8_20_3" style:display-name="RTF_Num 68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8_20_2" style:display-name="RTF_Num 68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8_20_1" style:display-name="RTF_Num 6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7_20_9" style:display-name="RTF_Num 67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7_20_8" style:display-name="RTF_Num 67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7_20_7" style:display-name="RTF_Num 67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7_20_6" style:display-name="RTF_Num 67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7_20_5" style:display-name="RTF_Num 67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7_20_4" style:display-name="RTF_Num 67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7_20_3" style:display-name="RTF_Num 67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7_20_2" style:display-name="RTF_Num 67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7_20_1" style:display-name="RTF_Num 6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6_20_9" style:display-name="RTF_Num 66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6_20_8" style:display-name="RTF_Num 66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6_20_7" style:display-name="RTF_Num 66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6_20_6" style:display-name="RTF_Num 66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6_20_5" style:display-name="RTF_Num 66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6_20_4" style:display-name="RTF_Num 66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6_20_3" style:display-name="RTF_Num 66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6_20_2" style:display-name="RTF_Num 66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6_20_1" style:display-name="RTF_Num 6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5_20_9" style:display-name="RTF_Num 65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5_20_8" style:display-name="RTF_Num 65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5_20_7" style:display-name="RTF_Num 65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5_20_6" style:display-name="RTF_Num 65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5_20_5" style:display-name="RTF_Num 65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5_20_4" style:display-name="RTF_Num 65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5_20_3" style:display-name="RTF_Num 65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5_20_2" style:display-name="RTF_Num 65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5_20_1" style:display-name="RTF_Num 65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4_20_9" style:display-name="RTF_Num 64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4_20_8" style:display-name="RTF_Num 64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4_20_7" style:display-name="RTF_Num 64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4_20_6" style:display-name="RTF_Num 64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4_20_5" style:display-name="RTF_Num 64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4_20_4" style:display-name="RTF_Num 64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4_20_3" style:display-name="RTF_Num 64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4_20_2" style:display-name="RTF_Num 64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4_20_1" style:display-name="RTF_Num 64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3_20_9" style:display-name="RTF_Num 63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3_20_8" style:display-name="RTF_Num 63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3_20_7" style:display-name="RTF_Num 63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3_20_6" style:display-name="RTF_Num 63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3_20_5" style:display-name="RTF_Num 63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3_20_4" style:display-name="RTF_Num 63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3_20_3" style:display-name="RTF_Num 63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3_20_2" style:display-name="RTF_Num 63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3_20_1" style:display-name="RTF_Num 6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1_20_9" style:display-name="RTF_Num 61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1_20_8" style:display-name="RTF_Num 61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1_20_7" style:display-name="RTF_Num 61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1_20_6" style:display-name="RTF_Num 61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1_20_5" style:display-name="RTF_Num 61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1_20_4" style:display-name="RTF_Num 61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1_20_3" style:display-name="RTF_Num 61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1_20_2" style:display-name="RTF_Num 61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1_20_1" style:display-name="RTF_Num 6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0_20_9" style:display-name="RTF_Num 6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0_20_8" style:display-name="RTF_Num 6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0_20_7" style:display-name="RTF_Num 6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0_20_6" style:display-name="RTF_Num 6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0_20_5" style:display-name="RTF_Num 6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0_20_4" style:display-name="RTF_Num 6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0_20_3" style:display-name="RTF_Num 6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0_20_2" style:display-name="RTF_Num 6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0_20_1" style:display-name="RTF_Num 6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9_20_9" style:display-name="RTF_Num 59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9_20_8" style:display-name="RTF_Num 59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9_20_7" style:display-name="RTF_Num 59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9_20_6" style:display-name="RTF_Num 59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9_20_5" style:display-name="RTF_Num 59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9_20_4" style:display-name="RTF_Num 59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9_20_3" style:display-name="RTF_Num 59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9_20_2" style:display-name="RTF_Num 59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9_20_1" style:display-name="RTF_Num 59 1" style:family="text">
      <style:text-properties style:font-name-complex="Times New Roman" style:font-family-complex="'Times New Roman'" style:font-family-generic-complex="roman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TF_5f_Num_20_58_20_9" style:display-name="RTF_Num 58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8_20_8" style:display-name="RTF_Num 58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8_20_7" style:display-name="RTF_Num 58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8_20_6" style:display-name="RTF_Num 58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8_20_5" style:display-name="RTF_Num 58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8_20_4" style:display-name="RTF_Num 58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8_20_3" style:display-name="RTF_Num 58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8_20_2" style:display-name="RTF_Num 58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8_20_1" style:display-name="RTF_Num 58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7_20_9" style:display-name="RTF_Num 57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7_20_8" style:display-name="RTF_Num 57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7_20_7" style:display-name="RTF_Num 57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7_20_6" style:display-name="RTF_Num 57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7_20_5" style:display-name="RTF_Num 57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7_20_4" style:display-name="RTF_Num 57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7_20_3" style:display-name="RTF_Num 57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7_20_2" style:display-name="RTF_Num 57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7_20_1" style:display-name="RTF_Num 5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6_20_9" style:display-name="RTF_Num 5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6_20_8" style:display-name="RTF_Num 5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6_20_7" style:display-name="RTF_Num 5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6_20_6" style:display-name="RTF_Num 5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6_20_5" style:display-name="RTF_Num 5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6_20_4" style:display-name="RTF_Num 5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6_20_3" style:display-name="RTF_Num 5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6_20_2" style:display-name="RTF_Num 5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6_20_1" style:display-name="RTF_Num 5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5_20_9" style:display-name="RTF_Num 5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5_20_8" style:display-name="RTF_Num 5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5_20_7" style:display-name="RTF_Num 5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5_20_6" style:display-name="RTF_Num 5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5_20_5" style:display-name="RTF_Num 5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5_20_4" style:display-name="RTF_Num 5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5_20_3" style:display-name="RTF_Num 5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5_20_2" style:display-name="RTF_Num 5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5_20_1" style:display-name="RTF_Num 5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4_20_9" style:display-name="RTF_Num 54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4_20_8" style:display-name="RTF_Num 54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4_20_7" style:display-name="RTF_Num 54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4_20_6" style:display-name="RTF_Num 54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4_20_5" style:display-name="RTF_Num 54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4_20_4" style:display-name="RTF_Num 54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4_20_3" style:display-name="RTF_Num 54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4_20_2" style:display-name="RTF_Num 54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4_20_1" style:display-name="RTF_Num 54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2_20_9" style:display-name="RTF_Num 52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2_20_8" style:display-name="RTF_Num 52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2_20_7" style:display-name="RTF_Num 52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2_20_6" style:display-name="RTF_Num 52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2_20_5" style:display-name="RTF_Num 52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2_20_4" style:display-name="RTF_Num 52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2_20_3" style:display-name="RTF_Num 52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2_20_2" style:display-name="RTF_Num 52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2_20_1" style:display-name="RTF_Num 5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1_20_9" style:display-name="RTF_Num 51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1_20_8" style:display-name="RTF_Num 51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1_20_7" style:display-name="RTF_Num 51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1_20_6" style:display-name="RTF_Num 51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1_20_5" style:display-name="RTF_Num 51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1_20_4" style:display-name="RTF_Num 51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1_20_3" style:display-name="RTF_Num 51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1_20_2" style:display-name="RTF_Num 51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1_20_1" style:display-name="RTF_Num 51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0_20_9" style:display-name="RTF_Num 5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0_20_8" style:display-name="RTF_Num 5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0_20_7" style:display-name="RTF_Num 5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0_20_6" style:display-name="RTF_Num 5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0_20_5" style:display-name="RTF_Num 5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0_20_4" style:display-name="RTF_Num 5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0_20_3" style:display-name="RTF_Num 5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0_20_2" style:display-name="RTF_Num 5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0_20_1" style:display-name="RTF_Num 5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9_20_9" style:display-name="RTF_Num 49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9_20_8" style:display-name="RTF_Num 49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9_20_7" style:display-name="RTF_Num 49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9_20_6" style:display-name="RTF_Num 49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9_20_5" style:display-name="RTF_Num 49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9_20_4" style:display-name="RTF_Num 49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9_20_3" style:display-name="RTF_Num 49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9_20_2" style:display-name="RTF_Num 49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9_20_1" style:display-name="RTF_Num 4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8_20_9" style:display-name="RTF_Num 4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8_20_8" style:display-name="RTF_Num 4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8_20_7" style:display-name="RTF_Num 4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8_20_6" style:display-name="RTF_Num 4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8_20_5" style:display-name="RTF_Num 4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8_20_4" style:display-name="RTF_Num 4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8_20_3" style:display-name="RTF_Num 4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8_20_2" style:display-name="RTF_Num 4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8_20_1" style:display-name="RTF_Num 4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7_20_9" style:display-name="RTF_Num 4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7_20_8" style:display-name="RTF_Num 4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7_20_7" style:display-name="RTF_Num 4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7_20_6" style:display-name="RTF_Num 4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7_20_5" style:display-name="RTF_Num 4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7_20_4" style:display-name="RTF_Num 4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7_20_3" style:display-name="RTF_Num 4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7_20_2" style:display-name="RTF_Num 4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7_20_1" style:display-name="RTF_Num 4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9" style:display-name="RTF_Num 4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8" style:display-name="RTF_Num 4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7" style:display-name="RTF_Num 4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6" style:display-name="RTF_Num 4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5" style:display-name="RTF_Num 4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4" style:display-name="RTF_Num 4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3" style:display-name="RTF_Num 4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2" style:display-name="RTF_Num 4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1" style:display-name="RTF_Num 4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9" style:display-name="RTF_Num 4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8" style:display-name="RTF_Num 4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7" style:display-name="RTF_Num 4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6" style:display-name="RTF_Num 4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5" style:display-name="RTF_Num 4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4" style:display-name="RTF_Num 4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3" style:display-name="RTF_Num 4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2" style:display-name="RTF_Num 4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1" style:display-name="RTF_Num 4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4_20_9" style:display-name="RTF_Num 4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4_20_8" style:display-name="RTF_Num 4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4_20_7" style:display-name="RTF_Num 4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4_20_6" style:display-name="RTF_Num 4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4_20_5" style:display-name="RTF_Num 4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4_20_4" style:display-name="RTF_Num 4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4_20_3" style:display-name="RTF_Num 4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4_20_2" style:display-name="RTF_Num 4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4_20_1" style:display-name="RTF_Num 4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9" style:display-name="RTF_Num 4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8" style:display-name="RTF_Num 4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7" style:display-name="RTF_Num 4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6" style:display-name="RTF_Num 4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5" style:display-name="RTF_Num 4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4" style:display-name="RTF_Num 4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3" style:display-name="RTF_Num 4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2" style:display-name="RTF_Num 4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1" style:display-name="RTF_Num 4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1_20_9" style:display-name="RTF_Num 21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1_20_8" style:display-name="RTF_Num 21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1_20_7" style:display-name="RTF_Num 21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1_20_6" style:display-name="RTF_Num 21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1_20_5" style:display-name="RTF_Num 21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1_20_4" style:display-name="RTF_Num 21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1_20_3" style:display-name="RTF_Num 21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1_20_2" style:display-name="RTF_Num 21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1_20_1" style:display-name="RTF_Num 21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9" style:display-name="RTF_Num 1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8" style:display-name="RTF_Num 1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7" style:display-name="RTF_Num 1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6" style:display-name="RTF_Num 1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5" style:display-name="RTF_Num 1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4" style:display-name="RTF_Num 1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3" style:display-name="RTF_Num 1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2" style:display-name="RTF_Num 1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1" style:display-name="RTF_Num 1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6_20_9" style:display-name="RTF_Num 16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6_20_8" style:display-name="RTF_Num 16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6_20_7" style:display-name="RTF_Num 16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6_20_6" style:display-name="RTF_Num 16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6_20_5" style:display-name="RTF_Num 16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6_20_4" style:display-name="RTF_Num 16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6_20_3" style:display-name="RTF_Num 16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6_20_2" style:display-name="RTF_Num 16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6_20_1" style:display-name="RTF_Num 16 1" style:family="text">
      <style:text-properties style:font-name-complex="Times New Roman" style:font-family-complex="'Times New Roman'" style:font-family-generic-complex="roman" style:font-pitch-complex="variable"/>
    </style:style>
    <style:style style:name="Texto_20_independiente_20_Car" style:display-name="Texto independiente Car" style:family="text" style:parent-style-name="Default_20_Paragraph_20_Font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language-asian="es" style:country-asian="ES" style:font-name-complex="Arial1" style:font-family-complex="Arial" style:font-family-generic-complex="swiss" style:font-pitch-complex="variable" style:font-size-complex="10pt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2" style:display-name="RTF_Num 1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1" style:display-name="RTF_Num 13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9" style:display-name="RTF_Num 12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2_20_8" style:display-name="RTF_Num 12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2_20_7" style:display-name="RTF_Num 12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2_20_6" style:display-name="RTF_Num 12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2_20_5" style:display-name="RTF_Num 12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2_20_4" style:display-name="RTF_Num 12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2_20_3" style:display-name="RTF_Num 12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2_20_2" style:display-name="RTF_Num 12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2_20_1" style:display-name="RTF_Num 1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1_20_9" style:display-name="RTF_Num 11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8" style:display-name="RTF_Num 11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7" style:display-name="RTF_Num 11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6" style:display-name="RTF_Num 11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5" style:display-name="RTF_Num 11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4" style:display-name="RTF_Num 11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3" style:display-name="RTF_Num 11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2" style:display-name="RTF_Num 11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1" style:display-name="RTF_Num 1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9" style:display-name="RTF_Num 10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0_20_8" style:display-name="RTF_Num 10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0_20_7" style:display-name="RTF_Num 10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0_20_6" style:display-name="RTF_Num 10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0_20_5" style:display-name="RTF_Num 10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0_20_4" style:display-name="RTF_Num 10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0_20_3" style:display-name="RTF_Num 10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0_20_2" style:display-name="RTF_Num 10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0_20_1" style:display-name="RTF_Num 10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_20_9" style:display-name="RTF_Num 9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_20_8" style:display-name="RTF_Num 9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_20_7" style:display-name="RTF_Num 9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_20_6" style:display-name="RTF_Num 9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_20_5" style:display-name="RTF_Num 9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_20_4" style:display-name="RTF_Num 9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_20_3" style:display-name="RTF_Num 9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_20_2" style:display-name="RTF_Num 9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9_20_1" style:display-name="RTF_Num 9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9" style:display-name="RTF_Num 8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8" style:display-name="RTF_Num 8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7" style:display-name="RTF_Num 8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6" style:display-name="RTF_Num 8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5" style:display-name="RTF_Num 8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4" style:display-name="RTF_Num 8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3" style:display-name="RTF_Num 8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2" style:display-name="RTF_Num 8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1" style:display-name="RTF_Num 8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9" style:display-name="RTF_Num 7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8" style:display-name="RTF_Num 7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7" style:display-name="RTF_Num 7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6" style:display-name="RTF_Num 7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5" style:display-name="RTF_Num 7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4" style:display-name="RTF_Num 7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3" style:display-name="RTF_Num 7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2" style:display-name="RTF_Num 7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1" style:display-name="RTF_Num 7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9" style:display-name="RTF_Num 6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8" style:display-name="RTF_Num 6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7" style:display-name="RTF_Num 6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6" style:display-name="RTF_Num 6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5" style:display-name="RTF_Num 6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4" style:display-name="RTF_Num 6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3" style:display-name="RTF_Num 6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2" style:display-name="RTF_Num 6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1" style:display-name="RTF_Num 6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9" style:display-name="RTF_Num 5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8" style:display-name="RTF_Num 5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7" style:display-name="RTF_Num 5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6" style:display-name="RTF_Num 5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5" style:display-name="RTF_Num 5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4" style:display-name="RTF_Num 5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3" style:display-name="RTF_Num 5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2" style:display-name="RTF_Num 5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1" style:display-name="RTF_Num 5 1" style:family="text">
      <style:text-properties style:font-name-complex="Times New Roman" style:font-family-complex="'Times New Roman'" style:font-family-generic-complex="roman" style:font-pitch-complex="variable"/>
    </style:style>
    <style:style style:name="Párrafo_20_de_20_lista_20_Car" style:display-name="Párrafo de lista C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RTF_5f_Num_20_3_20_9" style:display-name="RTF_Num 3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8" style:display-name="RTF_Num 3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7" style:display-name="RTF_Num 3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6" style:display-name="RTF_Num 3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5" style:display-name="RTF_Num 3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4" style:display-name="RTF_Num 3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3" style:display-name="RTF_Num 3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2" style:display-name="RTF_Num 3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1" style:display-name="RTF_Num 3 1" style:family="text">
      <style:text-properties style:font-name-complex="Times New Roman" style:font-family-complex="'Times New Roman'" style:font-family-generic-complex="roman" style:font-pitch-complex="variable"/>
    </style:style>
    <style:style style:name="Título_20_2_20_Car" style:display-name="Título 2 Car" style:family="text" style:parent-style-name="Default_20_Paragraph_20_Font">
      <style:text-properties fo:color="#6ea0b0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Título_20_1_20_Car" style:display-name="Título 1 Car" style:family="text" style:parent-style-name="Default_20_Paragraph_20_Font">
      <style:text-properties fo:color="#4b7b8a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Default_20_Paragraph_20_Font" style:display-name="Default Paragraph Font" style:family="text"/>
    <style:style style:name="RTF_5f_Num_20_2_20_9" style:display-name="RTF_Num 2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8" style:display-name="RTF_Num 2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7" style:display-name="RTF_Num 2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6" style:display-name="RTF_Num 2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5" style:display-name="RTF_Num 2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4" style:display-name="RTF_Num 2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3" style:display-name="RTF_Num 2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2" style:display-name="RTF_Num 2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1" style:display-name="RTF_Num 2 1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format="1" text:display-levels="2">
        <style:list-level-properties text:space-before="0.635cm" text:min-label-width="0.635cm"/>
      </text:list-level-style-number>
      <text:list-level-style-number text:level="3" text:style-name="RTF_5f_Num_20_2_20_3" style:num-format="1" text:display-levels="3">
        <style:list-level-properties text:space-before="0.635cm" text:min-label-width="1.27cm"/>
      </text:list-level-style-number>
      <text:list-level-style-number text:level="4" text:style-name="RTF_5f_Num_20_2_20_4" style:num-format="1" text:display-levels="4">
        <style:list-level-properties text:space-before="0.635cm" text:min-label-width="1.27cm"/>
      </text:list-level-style-number>
      <text:list-level-style-number text:level="5" text:style-name="RTF_5f_Num_20_2_20_5" style:num-format="1" text:display-levels="5">
        <style:list-level-properties text:space-before="0.635cm" text:min-label-width="1.905cm"/>
      </text:list-level-style-number>
      <text:list-level-style-number text:level="6" text:style-name="RTF_5f_Num_20_2_20_6" style:num-format="1" text:display-levels="6">
        <style:list-level-properties text:space-before="0.635cm" text:min-label-width="1.905cm"/>
      </text:list-level-style-number>
      <text:list-level-style-number text:level="7" text:style-name="RTF_5f_Num_20_2_20_7" style:num-format="1" text:display-levels="7">
        <style:list-level-properties text:space-before="0.635cm" text:min-label-width="2.54cm"/>
      </text:list-level-style-number>
      <text:list-level-style-number text:level="8" text:style-name="RTF_5f_Num_20_2_20_8" style:num-format="1" text:display-levels="8">
        <style:list-level-properties text:space-before="0.635cm" text:min-label-width="2.54cm"/>
      </text:list-level-style-number>
      <text:list-level-style-number text:level="9" text:style-name="RTF_5f_Num_20_2_20_9" style:num-format="1" text:display-levels="9">
        <style:list-level-properties text:space-before="0.6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3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3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3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format="1" text:display-levels="2">
        <style:list-level-properties text:space-before="0.635cm" text:min-label-width="0.635cm"/>
      </text:list-level-style-number>
      <text:list-level-style-number text:level="3" text:style-name="RTF_5f_Num_20_5_20_3" style:num-format="1" text:display-levels="3">
        <style:list-level-properties text:space-before="0.635cm" text:min-label-width="1.27cm"/>
      </text:list-level-style-number>
      <text:list-level-style-number text:level="4" text:style-name="RTF_5f_Num_20_5_20_4" style:num-format="1" text:display-levels="4">
        <style:list-level-properties text:space-before="0.635cm" text:min-label-width="1.27cm"/>
      </text:list-level-style-number>
      <text:list-level-style-number text:level="5" text:style-name="RTF_5f_Num_20_5_20_5" style:num-format="1" text:display-levels="5">
        <style:list-level-properties text:space-before="0.635cm" text:min-label-width="1.905cm"/>
      </text:list-level-style-number>
      <text:list-level-style-number text:level="6" text:style-name="RTF_5f_Num_20_5_20_6" style:num-format="1" text:display-levels="6">
        <style:list-level-properties text:space-before="0.635cm" text:min-label-width="1.905cm"/>
      </text:list-level-style-number>
      <text:list-level-style-number text:level="7" text:style-name="RTF_5f_Num_20_5_20_7" style:num-format="1" text:display-levels="7">
        <style:list-level-properties text:space-before="0.635cm" text:min-label-width="2.54cm"/>
      </text:list-level-style-number>
      <text:list-level-style-number text:level="8" text:style-name="RTF_5f_Num_20_5_20_8" style:num-format="1" text:display-levels="8">
        <style:list-level-properties text:space-before="0.635cm" text:min-label-width="2.54cm"/>
      </text:list-level-style-number>
      <text:list-level-style-number text:level="9" text:style-name="RTF_5f_Num_20_5_20_9" style:num-format="1" text:display-levels="9">
        <style:list-level-properties text:space-before="0.6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space-before="0.635cm" text:min-label-width="0.635cm"/>
      </text:list-level-style-number>
      <text:list-level-style-number text:level="2" text:style-name="RTF_5f_Num_20_6_20_2" style:num-format="1" text:display-levels="2">
        <style:list-level-properties text:space-before="0.635cm" text:min-label-width="0.635cm"/>
      </text:list-level-style-number>
      <text:list-level-style-number text:level="3" text:style-name="RTF_5f_Num_20_6_20_3" style:num-format="1" text:display-levels="3">
        <style:list-level-properties text:space-before="0.635cm" text:min-label-width="1.27cm"/>
      </text:list-level-style-number>
      <text:list-level-style-number text:level="4" text:style-name="RTF_5f_Num_20_6_20_4" style:num-format="1" text:display-levels="4">
        <style:list-level-properties text:space-before="0.635cm" text:min-label-width="1.27cm"/>
      </text:list-level-style-number>
      <text:list-level-style-number text:level="5" text:style-name="RTF_5f_Num_20_6_20_5" style:num-format="1" text:display-levels="5">
        <style:list-level-properties text:space-before="0.635cm" text:min-label-width="1.905cm"/>
      </text:list-level-style-number>
      <text:list-level-style-number text:level="6" text:style-name="RTF_5f_Num_20_6_20_6" style:num-format="1" text:display-levels="6">
        <style:list-level-properties text:space-before="0.635cm" text:min-label-width="1.905cm"/>
      </text:list-level-style-number>
      <text:list-level-style-number text:level="7" text:style-name="RTF_5f_Num_20_6_20_7" style:num-format="1" text:display-levels="7">
        <style:list-level-properties text:space-before="0.635cm" text:min-label-width="2.54cm"/>
      </text:list-level-style-number>
      <text:list-level-style-number text:level="8" text:style-name="RTF_5f_Num_20_6_20_8" style:num-format="1" text:display-levels="8">
        <style:list-level-properties text:space-before="0.635cm" text:min-label-width="2.54cm"/>
      </text:list-level-style-number>
      <text:list-level-style-number text:level="9" text:style-name="RTF_5f_Num_20_6_20_9" style:num-format="1" text:display-levels="9">
        <style:list-level-properties text:space-before="0.6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text:style-name="RTF_5f_Num_20_7_20_1" style:num-suffix="." style:num-format="A" style:num-letter-sync="true">
        <style:list-level-properties text:space-before="1.251cm" text:min-label-width="0.635cm"/>
      </text:list-level-style-number>
      <text:list-level-style-number text:level="2" text:style-name="RTF_5f_Num_20_7_20_2" style:num-suffix="." style:num-format="a" style:num-letter-sync="true">
        <style:list-level-properties text:space-before="2.521cm" text:min-label-width="0.635cm"/>
      </text:list-level-style-number>
      <text:list-level-style-number text:level="3" text:style-name="RTF_5f_Num_20_7_20_3" style:num-suffix="." style:num-format="i">
        <style:list-level-properties text:space-before="4.108cm" text:min-label-width="0.318cm" fo:text-align="end"/>
      </text:list-level-style-number>
      <text:list-level-style-number text:level="4" text:style-name="RTF_5f_Num_20_7_20_4" style:num-suffix="." style:num-format="1">
        <style:list-level-properties text:space-before="5.061cm" text:min-label-width="0.635cm"/>
      </text:list-level-style-number>
      <text:list-level-style-number text:level="5" text:style-name="RTF_5f_Num_20_7_20_5" style:num-suffix="." style:num-format="a" style:num-letter-sync="true">
        <style:list-level-properties text:space-before="6.331cm" text:min-label-width="0.635cm"/>
      </text:list-level-style-number>
      <text:list-level-style-number text:level="6" text:style-name="RTF_5f_Num_20_7_20_6" style:num-suffix="." style:num-format="i">
        <style:list-level-properties text:space-before="7.918cm" text:min-label-width="0.318cm" fo:text-align="end"/>
      </text:list-level-style-number>
      <text:list-level-style-number text:level="7" text:style-name="RTF_5f_Num_20_7_20_7" style:num-suffix="." style:num-format="1">
        <style:list-level-properties text:space-before="8.871cm" text:min-label-width="0.635cm"/>
      </text:list-level-style-number>
      <text:list-level-style-number text:level="8" text:style-name="RTF_5f_Num_20_7_20_8" style:num-suffix="." style:num-format="a" style:num-letter-sync="true">
        <style:list-level-properties text:space-before="10.141cm" text:min-label-width="0.635cm"/>
      </text:list-level-style-number>
      <text:list-level-style-number text:level="9" text:style-name="RTF_5f_Num_20_7_20_9" style:num-suffix="." style:num-format="i">
        <style:list-level-properties text:space-before="11.728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space-before="0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8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4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8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8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8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 text:space-before="0.635cm" text:min-label-width="0.635cm"/>
      </text:list-level-style-number>
      <text:list-level-style-number text:level="2" text:style-name="RTF_5f_Num_20_9_20_2" style:num-format="1" text:display-levels="2">
        <style:list-level-properties text:space-before="0.635cm" text:min-label-width="0.635cm"/>
      </text:list-level-style-number>
      <text:list-level-style-number text:level="3" text:style-name="RTF_5f_Num_20_9_20_3" style:num-format="1" text:display-levels="3">
        <style:list-level-properties text:space-before="0.635cm" text:min-label-width="1.27cm"/>
      </text:list-level-style-number>
      <text:list-level-style-number text:level="4" text:style-name="RTF_5f_Num_20_9_20_4" style:num-format="1" text:display-levels="4">
        <style:list-level-properties text:space-before="0.635cm" text:min-label-width="1.27cm"/>
      </text:list-level-style-number>
      <text:list-level-style-number text:level="5" text:style-name="RTF_5f_Num_20_9_20_5" style:num-format="1" text:display-levels="5">
        <style:list-level-properties text:space-before="0.635cm" text:min-label-width="1.905cm"/>
      </text:list-level-style-number>
      <text:list-level-style-number text:level="6" text:style-name="RTF_5f_Num_20_9_20_6" style:num-format="1" text:display-levels="6">
        <style:list-level-properties text:space-before="0.635cm" text:min-label-width="1.905cm"/>
      </text:list-level-style-number>
      <text:list-level-style-number text:level="7" text:style-name="RTF_5f_Num_20_9_20_7" style:num-format="1" text:display-levels="7">
        <style:list-level-properties text:space-before="0.635cm" text:min-label-width="2.54cm"/>
      </text:list-level-style-number>
      <text:list-level-style-number text:level="8" text:style-name="RTF_5f_Num_20_9_20_8" style:num-format="1" text:display-levels="8">
        <style:list-level-properties text:space-before="0.635cm" text:min-label-width="2.54cm"/>
      </text:list-level-style-number>
      <text:list-level-style-number text:level="9" text:style-name="RTF_5f_Num_20_9_20_9" style:num-format="1" text:display-levels="9">
        <style:list-level-properties text:space-before="0.6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text:style-name="RTF_5f_Num_20_10_20_1" style:num-suffix="." style:num-format="A" style:num-letter-sync="true">
        <style:list-level-properties text:space-before="1.251cm" text:min-label-width="0.635cm"/>
      </text:list-level-style-number>
      <text:list-level-style-number text:level="2" text:style-name="RTF_5f_Num_20_10_20_2" style:num-suffix="." style:num-format="a" style:num-letter-sync="true">
        <style:list-level-properties text:space-before="2.521cm" text:min-label-width="0.635cm"/>
      </text:list-level-style-number>
      <text:list-level-style-number text:level="3" text:style-name="RTF_5f_Num_20_10_20_3" style:num-suffix="." style:num-format="i">
        <style:list-level-properties text:space-before="4.108cm" text:min-label-width="0.318cm" fo:text-align="end"/>
      </text:list-level-style-number>
      <text:list-level-style-number text:level="4" text:style-name="RTF_5f_Num_20_10_20_4" style:num-suffix="." style:num-format="1">
        <style:list-level-properties text:space-before="5.061cm" text:min-label-width="0.635cm"/>
      </text:list-level-style-number>
      <text:list-level-style-number text:level="5" text:style-name="RTF_5f_Num_20_10_20_5" style:num-suffix="." style:num-format="a" style:num-letter-sync="true">
        <style:list-level-properties text:space-before="6.331cm" text:min-label-width="0.635cm"/>
      </text:list-level-style-number>
      <text:list-level-style-number text:level="6" text:style-name="RTF_5f_Num_20_10_20_6" style:num-suffix="." style:num-format="i">
        <style:list-level-properties text:space-before="7.918cm" text:min-label-width="0.318cm" fo:text-align="end"/>
      </text:list-level-style-number>
      <text:list-level-style-number text:level="7" text:style-name="RTF_5f_Num_20_10_20_7" style:num-suffix="." style:num-format="1">
        <style:list-level-properties text:space-before="8.871cm" text:min-label-width="0.635cm"/>
      </text:list-level-style-number>
      <text:list-level-style-number text:level="8" text:style-name="RTF_5f_Num_20_10_20_8" style:num-suffix="." style:num-format="a" style:num-letter-sync="true">
        <style:list-level-properties text:space-before="10.141cm" text:min-label-width="0.635cm"/>
      </text:list-level-style-number>
      <text:list-level-style-number text:level="9" text:style-name="RTF_5f_Num_20_10_20_9" style:num-suffix="." style:num-format="i">
        <style:list-level-properties text:space-before="11.728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11_20_2" style:num-format="1" text:display-levels="2">
        <style:list-level-properties text:space-before="0.635cm" text:min-label-width="0.635cm"/>
      </text:list-level-style-number>
      <text:list-level-style-number text:level="3" text:style-name="RTF_5f_Num_20_11_20_3" style:num-format="1" text:display-levels="3">
        <style:list-level-properties text:space-before="0.635cm" text:min-label-width="0.635cm"/>
      </text:list-level-style-number>
      <text:list-level-style-number text:level="4" text:style-name="RTF_5f_Num_20_11_20_4" style:num-format="1" text:display-levels="4">
        <style:list-level-properties text:space-before="0.635cm" text:min-label-width="1.27cm"/>
      </text:list-level-style-number>
      <text:list-level-style-number text:level="5" text:style-name="RTF_5f_Num_20_11_20_5" style:num-format="1" text:display-levels="5">
        <style:list-level-properties text:space-before="0.635cm" text:min-label-width="1.27cm"/>
      </text:list-level-style-number>
      <text:list-level-style-number text:level="6" text:style-name="RTF_5f_Num_20_11_20_6" style:num-format="1" text:display-levels="6">
        <style:list-level-properties text:space-before="0.635cm" text:min-label-width="1.905cm"/>
      </text:list-level-style-number>
      <text:list-level-style-number text:level="7" text:style-name="RTF_5f_Num_20_11_20_7" style:num-format="1" text:display-levels="7">
        <style:list-level-properties text:space-before="0.635cm" text:min-label-width="1.905cm"/>
      </text:list-level-style-number>
      <text:list-level-style-number text:level="8" text:style-name="RTF_5f_Num_20_11_20_8" style:num-format="1" text:display-levels="8">
        <style:list-level-properties text:space-before="0.635cm" text:min-label-width="1.905cm"/>
      </text:list-level-style-number>
      <text:list-level-style-number text:level="9" text:style-name="RTF_5f_Num_20_11_20_9" style:num-format="1" text:display-levels="9">
        <style:list-level-properties text:space-before="0.6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12_20_2" style:num-format="1" text:display-levels="2">
        <style:list-level-properties text:space-before="0.635cm" text:min-label-width="0.635cm"/>
      </text:list-level-style-number>
      <text:list-level-style-number text:level="3" text:style-name="RTF_5f_Num_20_12_20_3" style:num-format="1" text:display-levels="3">
        <style:list-level-properties text:space-before="0.635cm" text:min-label-width="0.635cm"/>
      </text:list-level-style-number>
      <text:list-level-style-number text:level="4" text:style-name="RTF_5f_Num_20_12_20_4" style:num-format="1" text:display-levels="4">
        <style:list-level-properties text:space-before="0.635cm" text:min-label-width="1.27cm"/>
      </text:list-level-style-number>
      <text:list-level-style-number text:level="5" text:style-name="RTF_5f_Num_20_12_20_5" style:num-format="1" text:display-levels="5">
        <style:list-level-properties text:space-before="0.635cm" text:min-label-width="1.27cm"/>
      </text:list-level-style-number>
      <text:list-level-style-number text:level="6" text:style-name="RTF_5f_Num_20_12_20_6" style:num-format="1" text:display-levels="6">
        <style:list-level-properties text:space-before="0.635cm" text:min-label-width="1.905cm"/>
      </text:list-level-style-number>
      <text:list-level-style-number text:level="7" text:style-name="RTF_5f_Num_20_12_20_7" style:num-format="1" text:display-levels="7">
        <style:list-level-properties text:space-before="0.635cm" text:min-label-width="1.905cm"/>
      </text:list-level-style-number>
      <text:list-level-style-number text:level="8" text:style-name="RTF_5f_Num_20_12_20_8" style:num-format="1" text:display-levels="8">
        <style:list-level-properties text:space-before="0.635cm" text:min-label-width="1.905cm"/>
      </text:list-level-style-number>
      <text:list-level-style-number text:level="9" text:style-name="RTF_5f_Num_20_12_20_9" style:num-format="1" text:display-levels="9">
        <style:list-level-properties text:space-before="0.6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">
        <style:list-level-properties text:space-before="1.905cm" text:min-label-width="0.635cm"/>
        <style:text-properties style:font-name="Wingdings"/>
      </text:list-level-style-bullet>
      <text:list-level-style-bullet text:level="2" text:style-name="RTF_5f_Num_20_13_20_2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RTF_5f_Num_20_13_20_3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RTF_5f_Num_20_13_20_4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RTF_5f_Num_20_13_20_5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RTF_5f_Num_20_13_20_6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RTF_5f_Num_20_13_20_7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RTF_5f_Num_20_13_20_8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RTF_5f_Num_20_13_20_9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space-before="0.635cm" text:min-label-width="0.635cm"/>
      </text:list-level-style-number>
      <text:list-level-style-number text:level="2" text:style-name="RTF_5f_Num_20_1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6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16_20_4" style:num-suffix="." style:num-format="1">
        <style:list-level-properties text:space-before="4.445cm" text:min-label-width="0.635cm"/>
      </text:list-level-style-number>
      <text:list-level-style-number text:level="5" text:style-name="RTF_5f_Num_20_1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6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16_20_7" style:num-suffix="." style:num-format="1">
        <style:list-level-properties text:space-before="8.255cm" text:min-label-width="0.635cm"/>
      </text:list-level-style-number>
      <text:list-level-style-number text:level="8" text:style-name="RTF_5f_Num_20_1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6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7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7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7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7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7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7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7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7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0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0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0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0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text:style-name="RTF_5f_Num_20_21_20_1" style:num-suffix="." style:num-format="1">
        <style:list-level-properties text:space-before="0.635cm" text:min-label-width="0.635cm"/>
      </text:list-level-style-number>
      <text:list-level-style-number text:level="2" text:style-name="RTF_5f_Num_20_21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21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21_20_4" style:num-suffix="." style:num-format="1">
        <style:list-level-properties text:space-before="4.445cm" text:min-label-width="0.635cm"/>
      </text:list-level-style-number>
      <text:list-level-style-number text:level="5" text:style-name="RTF_5f_Num_20_21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21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21_20_7" style:num-suffix="." style:num-format="1">
        <style:list-level-properties text:space-before="8.255cm" text:min-label-width="0.635cm"/>
      </text:list-level-style-number>
      <text:list-level-style-number text:level="8" text:style-name="RTF_5f_Num_20_21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21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3" style:display-name="RTF_Num 43">
      <text:list-level-style-bullet text:level="1" text:style-name="RTF_5f_Num_20_4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3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3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3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3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3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3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3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3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4" style:display-name="RTF_Num 44">
      <text:list-level-style-bullet text:level="1" text:style-name="RTF_5f_Num_20_4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4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4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4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4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4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4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4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4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5" style:display-name="RTF_Num 45">
      <text:list-level-style-bullet text:level="1" text:style-name="RTF_5f_Num_20_4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5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5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5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5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5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5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5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5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6" style:display-name="RTF_Num 46">
      <text:list-level-style-bullet text:level="1" text:style-name="RTF_5f_Num_20_4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7" style:display-name="RTF_Num 47">
      <text:list-level-style-bullet text:level="1" text:style-name="RTF_5f_Num_20_4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7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7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7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7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7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7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7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7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8" style:display-name="RTF_Num 48">
      <text:list-level-style-bullet text:level="1" text:style-name="RTF_5f_Num_20_4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8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8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8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8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8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8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8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8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9" style:display-name="RTF_Num 49">
      <text:list-level-style-bullet text:level="1" text:style-name="RTF_5f_Num_20_4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9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9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9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9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9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9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9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9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0" style:display-name="RTF_Num 50">
      <text:list-level-style-bullet text:level="1" text:style-name="RTF_5f_Num_20_5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50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0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0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0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0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0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0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0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" style:display-name="RTF_Num 51">
      <text:list-level-style-bullet text:level="1" text:style-name="RTF_5f_Num_20_51_20_1" style:num-suffix="." text:bullet-char="">
        <style:list-level-properties text:space-before="1.249cm" text:min-label-width="0.635cm"/>
        <style:text-properties style:font-name="Wingdings"/>
      </text:list-level-style-bullet>
      <text:list-level-style-number text:level="2" text:style-name="RTF_5f_Num_20_51_20_2" style:num-format="1" text:display-levels="2">
        <style:list-level-properties text:space-before="1.249cm" text:min-label-width="0.635cm"/>
      </text:list-level-style-number>
      <text:list-level-style-number text:level="3" text:style-name="RTF_5f_Num_20_51_20_3" style:num-format="1" text:display-levels="3">
        <style:list-level-properties text:space-before="1.249cm" text:min-label-width="0.635cm"/>
      </text:list-level-style-number>
      <text:list-level-style-number text:level="4" text:style-name="RTF_5f_Num_20_51_20_4" style:num-format="1" text:display-levels="4">
        <style:list-level-properties text:space-before="1.249cm" text:min-label-width="1.27cm"/>
      </text:list-level-style-number>
      <text:list-level-style-number text:level="5" text:style-name="RTF_5f_Num_20_51_20_5" style:num-format="1" text:display-levels="5">
        <style:list-level-properties text:space-before="1.249cm" text:min-label-width="1.27cm"/>
      </text:list-level-style-number>
      <text:list-level-style-number text:level="6" text:style-name="RTF_5f_Num_20_51_20_6" style:num-format="1" text:display-levels="6">
        <style:list-level-properties text:space-before="1.249cm" text:min-label-width="1.905cm"/>
      </text:list-level-style-number>
      <text:list-level-style-number text:level="7" text:style-name="RTF_5f_Num_20_51_20_7" style:num-format="1" text:display-levels="7">
        <style:list-level-properties text:space-before="1.249cm" text:min-label-width="1.905cm"/>
      </text:list-level-style-number>
      <text:list-level-style-number text:level="8" text:style-name="RTF_5f_Num_20_51_20_8" style:num-format="1" text:display-levels="8">
        <style:list-level-properties text:space-before="1.249cm" text:min-label-width="1.905cm"/>
      </text:list-level-style-number>
      <text:list-level-style-number text:level="9" text:style-name="RTF_5f_Num_20_51_20_9" style:num-format="1" text:display-levels="9">
        <style:list-level-properties text:space-before="1.249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2" style:display-name="RTF_Num 52">
      <text:list-level-style-bullet text:level="1" text:style-name="RTF_5f_Num_20_52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52_20_2" style:num-format="1" text:display-levels="2">
        <style:list-level-properties text:space-before="0.635cm" text:min-label-width="0.635cm"/>
      </text:list-level-style-number>
      <text:list-level-style-number text:level="3" text:style-name="RTF_5f_Num_20_52_20_3" style:num-format="1" text:display-levels="3">
        <style:list-level-properties text:space-before="0.635cm" text:min-label-width="0.635cm"/>
      </text:list-level-style-number>
      <text:list-level-style-number text:level="4" text:style-name="RTF_5f_Num_20_52_20_4" style:num-format="1" text:display-levels="4">
        <style:list-level-properties text:space-before="0.635cm" text:min-label-width="1.27cm"/>
      </text:list-level-style-number>
      <text:list-level-style-number text:level="5" text:style-name="RTF_5f_Num_20_52_20_5" style:num-format="1" text:display-levels="5">
        <style:list-level-properties text:space-before="0.635cm" text:min-label-width="1.27cm"/>
      </text:list-level-style-number>
      <text:list-level-style-number text:level="6" text:style-name="RTF_5f_Num_20_52_20_6" style:num-format="1" text:display-levels="6">
        <style:list-level-properties text:space-before="0.635cm" text:min-label-width="1.905cm"/>
      </text:list-level-style-number>
      <text:list-level-style-number text:level="7" text:style-name="RTF_5f_Num_20_52_20_7" style:num-format="1" text:display-levels="7">
        <style:list-level-properties text:space-before="0.635cm" text:min-label-width="1.905cm"/>
      </text:list-level-style-number>
      <text:list-level-style-number text:level="8" text:style-name="RTF_5f_Num_20_52_20_8" style:num-format="1" text:display-levels="8">
        <style:list-level-properties text:space-before="0.635cm" text:min-label-width="1.905cm"/>
      </text:list-level-style-number>
      <text:list-level-style-number text:level="9" text:style-name="RTF_5f_Num_20_52_20_9" style:num-format="1" text:display-levels="9">
        <style:list-level-properties text:space-before="0.6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3" style:display-name="RTF_Num 5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4" style:display-name="RTF_Num 54">
      <text:list-level-style-number text:level="1" text:style-name="RTF_5f_Num_20_54_20_1" style:num-suffix="." style:num-format="1">
        <style:list-level-properties text:space-before="0.635cm" text:min-label-width="0.635cm"/>
      </text:list-level-style-number>
      <text:list-level-style-number text:level="2" text:style-name="RTF_5f_Num_20_5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4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4_20_4" style:num-suffix="." style:num-format="1">
        <style:list-level-properties text:space-before="4.445cm" text:min-label-width="0.635cm"/>
      </text:list-level-style-number>
      <text:list-level-style-number text:level="5" text:style-name="RTF_5f_Num_20_5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4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4_20_7" style:num-suffix="." style:num-format="1">
        <style:list-level-properties text:space-before="8.255cm" text:min-label-width="0.635cm"/>
      </text:list-level-style-number>
      <text:list-level-style-number text:level="8" text:style-name="RTF_5f_Num_20_5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4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5" style:display-name="RTF_Num 55">
      <text:list-level-style-bullet text:level="1" text:style-name="RTF_5f_Num_20_5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55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5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5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5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5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5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5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5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6" style:display-name="RTF_Num 56">
      <text:list-level-style-bullet text:level="1" text:style-name="RTF_5f_Num_20_5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5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7" style:display-name="RTF_Num 57">
      <text:list-level-style-bullet text:level="1" text:style-name="RTF_5f_Num_20_57_20_1" style:num-suffix="." text:bullet-char="">
        <style:list-level-properties text:space-before="1.249cm" text:min-label-width="0.635cm"/>
        <style:text-properties style:font-name="Symbol"/>
      </text:list-level-style-bullet>
      <text:list-level-style-number text:level="2" text:style-name="RTF_5f_Num_20_57_20_2" style:num-format="1" text:display-levels="2">
        <style:list-level-properties text:space-before="1.249cm" text:min-label-width="0.635cm"/>
      </text:list-level-style-number>
      <text:list-level-style-number text:level="3" text:style-name="RTF_5f_Num_20_57_20_3" style:num-format="1" text:display-levels="3">
        <style:list-level-properties text:space-before="1.249cm" text:min-label-width="0.635cm"/>
      </text:list-level-style-number>
      <text:list-level-style-number text:level="4" text:style-name="RTF_5f_Num_20_57_20_4" style:num-format="1" text:display-levels="4">
        <style:list-level-properties text:space-before="1.249cm" text:min-label-width="1.27cm"/>
      </text:list-level-style-number>
      <text:list-level-style-number text:level="5" text:style-name="RTF_5f_Num_20_57_20_5" style:num-format="1" text:display-levels="5">
        <style:list-level-properties text:space-before="1.249cm" text:min-label-width="1.27cm"/>
      </text:list-level-style-number>
      <text:list-level-style-number text:level="6" text:style-name="RTF_5f_Num_20_57_20_6" style:num-format="1" text:display-levels="6">
        <style:list-level-properties text:space-before="1.249cm" text:min-label-width="1.905cm"/>
      </text:list-level-style-number>
      <text:list-level-style-number text:level="7" text:style-name="RTF_5f_Num_20_57_20_7" style:num-format="1" text:display-levels="7">
        <style:list-level-properties text:space-before="1.249cm" text:min-label-width="1.905cm"/>
      </text:list-level-style-number>
      <text:list-level-style-number text:level="8" text:style-name="RTF_5f_Num_20_57_20_8" style:num-format="1" text:display-levels="8">
        <style:list-level-properties text:space-before="1.249cm" text:min-label-width="1.905cm"/>
      </text:list-level-style-number>
      <text:list-level-style-number text:level="9" text:style-name="RTF_5f_Num_20_57_20_9" style:num-format="1" text:display-levels="9">
        <style:list-level-properties text:space-before="1.249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8" style:display-name="RTF_Num 58">
      <text:list-level-style-number text:level="1" text:style-name="RTF_5f_Num_20_58_20_1" style:num-suffix="." style:num-format="1">
        <style:list-level-properties text:space-before="0.635cm" text:min-label-width="0.635cm"/>
      </text:list-level-style-number>
      <text:list-level-style-number text:level="2" text:style-name="RTF_5f_Num_20_58_20_2" style:num-suffix="." style:num-format="1">
        <style:list-level-properties text:space-before="1.905cm" text:min-label-width="0.635cm"/>
      </text:list-level-style-number>
      <text:list-level-style-number text:level="3" text:style-name="RTF_5f_Num_20_58_20_3" style:num-suffix="." style:num-format="1">
        <style:list-level-properties text:space-before="3.175cm" text:min-label-width="0.635cm"/>
      </text:list-level-style-number>
      <text:list-level-style-number text:level="4" text:style-name="RTF_5f_Num_20_58_20_4" style:num-suffix="." style:num-format="1">
        <style:list-level-properties text:space-before="4.445cm" text:min-label-width="0.635cm"/>
      </text:list-level-style-number>
      <text:list-level-style-number text:level="5" text:style-name="RTF_5f_Num_20_58_20_5" style:num-suffix="." style:num-format="1">
        <style:list-level-properties text:space-before="5.715cm" text:min-label-width="0.635cm"/>
      </text:list-level-style-number>
      <text:list-level-style-number text:level="6" text:style-name="RTF_5f_Num_20_58_20_6" style:num-suffix="." style:num-format="1">
        <style:list-level-properties text:space-before="6.985cm" text:min-label-width="0.635cm"/>
      </text:list-level-style-number>
      <text:list-level-style-number text:level="7" text:style-name="RTF_5f_Num_20_58_20_7" style:num-suffix="." style:num-format="1">
        <style:list-level-properties text:space-before="8.255cm" text:min-label-width="0.635cm"/>
      </text:list-level-style-number>
      <text:list-level-style-number text:level="8" text:style-name="RTF_5f_Num_20_58_20_8" style:num-suffix="." style:num-format="1">
        <style:list-level-properties text:space-before="9.525cm" text:min-label-width="0.635cm"/>
      </text:list-level-style-number>
      <text:list-level-style-number text:level="9" text:style-name="RTF_5f_Num_20_58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9" style:display-name="RTF_Num 59">
      <text:list-level-style-number text:level="1" text:style-name="RTF_5f_Num_20_59_20_1" style:num-suffix="." style:num-format="a" style:num-letter-sync="true">
        <style:list-level-properties text:space-before="0.635cm" text:min-label-width="0.635cm"/>
      </text:list-level-style-number>
      <text:list-level-style-number text:level="2" text:style-name="RTF_5f_Num_20_59_20_2" style:num-format="1" text:display-levels="2">
        <style:list-level-properties text:space-before="0.635cm" text:min-label-width="0.635cm"/>
      </text:list-level-style-number>
      <text:list-level-style-number text:level="3" text:style-name="RTF_5f_Num_20_59_20_3" style:num-format="1" text:display-levels="3">
        <style:list-level-properties text:space-before="0.635cm" text:min-label-width="1.27cm"/>
      </text:list-level-style-number>
      <text:list-level-style-number text:level="4" text:style-name="RTF_5f_Num_20_59_20_4" style:num-format="1" text:display-levels="4">
        <style:list-level-properties text:space-before="0.635cm" text:min-label-width="1.27cm"/>
      </text:list-level-style-number>
      <text:list-level-style-number text:level="5" text:style-name="RTF_5f_Num_20_59_20_5" style:num-format="1" text:display-levels="5">
        <style:list-level-properties text:space-before="0.635cm" text:min-label-width="1.905cm"/>
      </text:list-level-style-number>
      <text:list-level-style-number text:level="6" text:style-name="RTF_5f_Num_20_59_20_6" style:num-format="1" text:display-levels="6">
        <style:list-level-properties text:space-before="0.635cm" text:min-label-width="1.905cm"/>
      </text:list-level-style-number>
      <text:list-level-style-number text:level="7" text:style-name="RTF_5f_Num_20_59_20_7" style:num-format="1" text:display-levels="7">
        <style:list-level-properties text:space-before="0.635cm" text:min-label-width="2.54cm"/>
      </text:list-level-style-number>
      <text:list-level-style-number text:level="8" text:style-name="RTF_5f_Num_20_59_20_8" style:num-format="1" text:display-levels="8">
        <style:list-level-properties text:space-before="0.635cm" text:min-label-width="2.54cm"/>
      </text:list-level-style-number>
      <text:list-level-style-number text:level="9" text:style-name="RTF_5f_Num_20_59_20_9" style:num-format="1" text:display-levels="9">
        <style:list-level-properties text:space-before="0.6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0" style:display-name="RTF_Num 60">
      <text:list-level-style-bullet text:level="1" text:style-name="RTF_5f_Num_20_6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60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0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0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0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0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0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0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0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1" style:display-name="RTF_Num 61">
      <text:list-level-style-bullet text:level="1" text:style-name="RTF_5f_Num_20_61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61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1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1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1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1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1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1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1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2" style:display-name="RTF_Num 6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3" style:display-name="RTF_Num 63">
      <text:list-level-style-bullet text:level="1" text:style-name="RTF_5f_Num_20_63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63_20_2" style:num-suffix="." style:num-format="1">
        <style:list-level-properties text:space-before="1.905cm" text:min-label-width="0.635cm"/>
      </text:list-level-style-number>
      <text:list-level-style-number text:level="3" text:style-name="RTF_5f_Num_20_63_20_3" style:num-suffix="." style:num-format="1">
        <style:list-level-properties text:space-before="3.175cm" text:min-label-width="0.635cm"/>
      </text:list-level-style-number>
      <text:list-level-style-number text:level="4" text:style-name="RTF_5f_Num_20_63_20_4" style:num-suffix="." style:num-format="1">
        <style:list-level-properties text:space-before="4.445cm" text:min-label-width="0.635cm"/>
      </text:list-level-style-number>
      <text:list-level-style-number text:level="5" text:style-name="RTF_5f_Num_20_63_20_5" style:num-suffix="." style:num-format="1">
        <style:list-level-properties text:space-before="5.715cm" text:min-label-width="0.635cm"/>
      </text:list-level-style-number>
      <text:list-level-style-number text:level="6" text:style-name="RTF_5f_Num_20_63_20_6" style:num-suffix="." style:num-format="1">
        <style:list-level-properties text:space-before="6.985cm" text:min-label-width="0.635cm"/>
      </text:list-level-style-number>
      <text:list-level-style-number text:level="7" text:style-name="RTF_5f_Num_20_63_20_7" style:num-suffix="." style:num-format="1">
        <style:list-level-properties text:space-before="8.255cm" text:min-label-width="0.635cm"/>
      </text:list-level-style-number>
      <text:list-level-style-number text:level="8" text:style-name="RTF_5f_Num_20_63_20_8" style:num-suffix="." style:num-format="1">
        <style:list-level-properties text:space-before="9.525cm" text:min-label-width="0.635cm"/>
      </text:list-level-style-number>
      <text:list-level-style-number text:level="9" text:style-name="RTF_5f_Num_20_63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4" style:display-name="RTF_Num 64">
      <text:list-level-style-number text:level="1" text:style-name="RTF_5f_Num_20_64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64_20_2" style:num-suffix="." style:num-format="1">
        <style:list-level-properties text:space-before="1.905cm" text:min-label-width="0.635cm"/>
      </text:list-level-style-number>
      <text:list-level-style-number text:level="3" text:style-name="RTF_5f_Num_20_64_20_3" style:num-suffix="." style:num-format="1">
        <style:list-level-properties text:space-before="3.175cm" text:min-label-width="0.635cm"/>
      </text:list-level-style-number>
      <text:list-level-style-number text:level="4" text:style-name="RTF_5f_Num_20_64_20_4" style:num-suffix="." style:num-format="1">
        <style:list-level-properties text:space-before="4.445cm" text:min-label-width="0.635cm"/>
      </text:list-level-style-number>
      <text:list-level-style-number text:level="5" text:style-name="RTF_5f_Num_20_64_20_5" style:num-suffix="." style:num-format="1">
        <style:list-level-properties text:space-before="5.715cm" text:min-label-width="0.635cm"/>
      </text:list-level-style-number>
      <text:list-level-style-number text:level="6" text:style-name="RTF_5f_Num_20_64_20_6" style:num-suffix="." style:num-format="1">
        <style:list-level-properties text:space-before="6.985cm" text:min-label-width="0.635cm"/>
      </text:list-level-style-number>
      <text:list-level-style-number text:level="7" text:style-name="RTF_5f_Num_20_64_20_7" style:num-suffix="." style:num-format="1">
        <style:list-level-properties text:space-before="8.255cm" text:min-label-width="0.635cm"/>
      </text:list-level-style-number>
      <text:list-level-style-number text:level="8" text:style-name="RTF_5f_Num_20_64_20_8" style:num-suffix="." style:num-format="1">
        <style:list-level-properties text:space-before="9.525cm" text:min-label-width="0.635cm"/>
      </text:list-level-style-number>
      <text:list-level-style-number text:level="9" text:style-name="RTF_5f_Num_20_64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5" style:display-name="RTF_Num 65">
      <text:list-level-style-number text:level="1" text:style-name="RTF_5f_Num_20_65_20_1" style:num-suffix="." style:num-format="1">
        <style:list-level-properties text:space-before="1.27cm" text:min-label-width="0.635cm"/>
      </text:list-level-style-number>
      <text:list-level-style-number text:level="2" text:style-name="RTF_5f_Num_20_65_20_2" style:num-suffix="." style:num-format="a" style:num-letter-sync="true">
        <style:list-level-properties text:space-before="2.54cm" text:min-label-width="0.635cm"/>
      </text:list-level-style-number>
      <text:list-level-style-number text:level="3" text:style-name="RTF_5f_Num_20_65_20_3" style:num-suffix="." style:num-format="i">
        <style:list-level-properties text:space-before="4.127cm" text:min-label-width="0.318cm" fo:text-align="end"/>
      </text:list-level-style-number>
      <text:list-level-style-number text:level="4" text:style-name="RTF_5f_Num_20_65_20_4" style:num-suffix="." style:num-format="1">
        <style:list-level-properties text:space-before="5.08cm" text:min-label-width="0.635cm"/>
      </text:list-level-style-number>
      <text:list-level-style-number text:level="5" text:style-name="RTF_5f_Num_20_65_20_5" style:num-suffix="." style:num-format="a" style:num-letter-sync="true">
        <style:list-level-properties text:space-before="6.35cm" text:min-label-width="0.635cm"/>
      </text:list-level-style-number>
      <text:list-level-style-number text:level="6" text:style-name="RTF_5f_Num_20_65_20_6" style:num-suffix="." style:num-format="i">
        <style:list-level-properties text:space-before="7.937cm" text:min-label-width="0.318cm" fo:text-align="end"/>
      </text:list-level-style-number>
      <text:list-level-style-number text:level="7" text:style-name="RTF_5f_Num_20_65_20_7" style:num-suffix="." style:num-format="1">
        <style:list-level-properties text:space-before="8.89cm" text:min-label-width="0.635cm"/>
      </text:list-level-style-number>
      <text:list-level-style-number text:level="8" text:style-name="RTF_5f_Num_20_65_20_8" style:num-suffix="." style:num-format="a" style:num-letter-sync="true">
        <style:list-level-properties text:space-before="10.16cm" text:min-label-width="0.635cm"/>
      </text:list-level-style-number>
      <text:list-level-style-number text:level="9" text:style-name="RTF_5f_Num_20_65_20_9" style:num-suffix="." style:num-format="i">
        <style:list-level-properties text:space-before="11.747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6" style:display-name="RTF_Num 66">
      <text:list-level-style-bullet text:level="1" text:style-name="RTF_5f_Num_20_66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66_20_2" style:num-suffix="." style:num-format="1">
        <style:list-level-properties text:space-before="1.905cm" text:min-label-width="0.635cm"/>
      </text:list-level-style-number>
      <text:list-level-style-number text:level="3" text:style-name="RTF_5f_Num_20_66_20_3" style:num-suffix="." style:num-format="1">
        <style:list-level-properties text:space-before="3.175cm" text:min-label-width="0.635cm"/>
      </text:list-level-style-number>
      <text:list-level-style-number text:level="4" text:style-name="RTF_5f_Num_20_66_20_4" style:num-suffix="." style:num-format="1">
        <style:list-level-properties text:space-before="4.445cm" text:min-label-width="0.635cm"/>
      </text:list-level-style-number>
      <text:list-level-style-number text:level="5" text:style-name="RTF_5f_Num_20_66_20_5" style:num-suffix="." style:num-format="1">
        <style:list-level-properties text:space-before="5.715cm" text:min-label-width="0.635cm"/>
      </text:list-level-style-number>
      <text:list-level-style-number text:level="6" text:style-name="RTF_5f_Num_20_66_20_6" style:num-suffix="." style:num-format="1">
        <style:list-level-properties text:space-before="6.985cm" text:min-label-width="0.635cm"/>
      </text:list-level-style-number>
      <text:list-level-style-number text:level="7" text:style-name="RTF_5f_Num_20_66_20_7" style:num-suffix="." style:num-format="1">
        <style:list-level-properties text:space-before="8.255cm" text:min-label-width="0.635cm"/>
      </text:list-level-style-number>
      <text:list-level-style-number text:level="8" text:style-name="RTF_5f_Num_20_66_20_8" style:num-suffix="." style:num-format="1">
        <style:list-level-properties text:space-before="9.525cm" text:min-label-width="0.635cm"/>
      </text:list-level-style-number>
      <text:list-level-style-number text:level="9" text:style-name="RTF_5f_Num_20_66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7" style:display-name="RTF_Num 67">
      <text:list-level-style-bullet text:level="1" text:style-name="RTF_5f_Num_20_67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67_20_2" style:num-suffix="." style:num-format="1">
        <style:list-level-properties text:space-before="1.905cm" text:min-label-width="0.635cm"/>
      </text:list-level-style-number>
      <text:list-level-style-number text:level="3" text:style-name="RTF_5f_Num_20_67_20_3" style:num-suffix="." style:num-format="1">
        <style:list-level-properties text:space-before="3.175cm" text:min-label-width="0.635cm"/>
      </text:list-level-style-number>
      <text:list-level-style-number text:level="4" text:style-name="RTF_5f_Num_20_67_20_4" style:num-suffix="." style:num-format="1">
        <style:list-level-properties text:space-before="4.445cm" text:min-label-width="0.635cm"/>
      </text:list-level-style-number>
      <text:list-level-style-number text:level="5" text:style-name="RTF_5f_Num_20_67_20_5" style:num-suffix="." style:num-format="1">
        <style:list-level-properties text:space-before="5.715cm" text:min-label-width="0.635cm"/>
      </text:list-level-style-number>
      <text:list-level-style-number text:level="6" text:style-name="RTF_5f_Num_20_67_20_6" style:num-suffix="." style:num-format="1">
        <style:list-level-properties text:space-before="6.985cm" text:min-label-width="0.635cm"/>
      </text:list-level-style-number>
      <text:list-level-style-number text:level="7" text:style-name="RTF_5f_Num_20_67_20_7" style:num-suffix="." style:num-format="1">
        <style:list-level-properties text:space-before="8.255cm" text:min-label-width="0.635cm"/>
      </text:list-level-style-number>
      <text:list-level-style-number text:level="8" text:style-name="RTF_5f_Num_20_67_20_8" style:num-suffix="." style:num-format="1">
        <style:list-level-properties text:space-before="9.525cm" text:min-label-width="0.635cm"/>
      </text:list-level-style-number>
      <text:list-level-style-number text:level="9" text:style-name="RTF_5f_Num_20_67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8" style:display-name="RTF_Num 68">
      <text:list-level-style-bullet text:level="1" text:style-name="RTF_5f_Num_20_68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68_20_2" style:num-suffix="." style:num-format="1">
        <style:list-level-properties text:space-before="1.905cm" text:min-label-width="0.635cm"/>
      </text:list-level-style-number>
      <text:list-level-style-number text:level="3" text:style-name="RTF_5f_Num_20_68_20_3" style:num-suffix="." style:num-format="1">
        <style:list-level-properties text:space-before="3.175cm" text:min-label-width="0.635cm"/>
      </text:list-level-style-number>
      <text:list-level-style-number text:level="4" text:style-name="RTF_5f_Num_20_68_20_4" style:num-suffix="." style:num-format="1">
        <style:list-level-properties text:space-before="4.445cm" text:min-label-width="0.635cm"/>
      </text:list-level-style-number>
      <text:list-level-style-number text:level="5" text:style-name="RTF_5f_Num_20_68_20_5" style:num-suffix="." style:num-format="1">
        <style:list-level-properties text:space-before="5.715cm" text:min-label-width="0.635cm"/>
      </text:list-level-style-number>
      <text:list-level-style-number text:level="6" text:style-name="RTF_5f_Num_20_68_20_6" style:num-suffix="." style:num-format="1">
        <style:list-level-properties text:space-before="6.985cm" text:min-label-width="0.635cm"/>
      </text:list-level-style-number>
      <text:list-level-style-number text:level="7" text:style-name="RTF_5f_Num_20_68_20_7" style:num-suffix="." style:num-format="1">
        <style:list-level-properties text:space-before="8.255cm" text:min-label-width="0.635cm"/>
      </text:list-level-style-number>
      <text:list-level-style-number text:level="8" text:style-name="RTF_5f_Num_20_68_20_8" style:num-suffix="." style:num-format="1">
        <style:list-level-properties text:space-before="9.525cm" text:min-label-width="0.635cm"/>
      </text:list-level-style-number>
      <text:list-level-style-number text:level="9" text:style-name="RTF_5f_Num_20_68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9" style:display-name="RTF_Num 69">
      <text:list-level-style-bullet text:level="1" text:style-name="RTF_5f_Num_20_69_20_1" style:num-suffix="." text:bullet-char="">
        <style:list-level-properties text:space-before="1.886cm" text:min-label-width="0.635cm"/>
        <style:text-properties style:font-name="Symbol"/>
      </text:list-level-style-bullet>
      <text:list-level-style-number text:level="2" text:style-name="RTF_5f_Num_20_69_20_2" style:num-suffix="." style:num-format="1">
        <style:list-level-properties text:space-before="1.905cm" text:min-label-width="0.635cm"/>
      </text:list-level-style-number>
      <text:list-level-style-number text:level="3" text:style-name="RTF_5f_Num_20_69_20_3" style:num-suffix="." style:num-format="1">
        <style:list-level-properties text:space-before="3.175cm" text:min-label-width="0.635cm"/>
      </text:list-level-style-number>
      <text:list-level-style-number text:level="4" text:style-name="RTF_5f_Num_20_69_20_4" style:num-suffix="." style:num-format="1">
        <style:list-level-properties text:space-before="4.445cm" text:min-label-width="0.635cm"/>
      </text:list-level-style-number>
      <text:list-level-style-number text:level="5" text:style-name="RTF_5f_Num_20_69_20_5" style:num-suffix="." style:num-format="1">
        <style:list-level-properties text:space-before="5.715cm" text:min-label-width="0.635cm"/>
      </text:list-level-style-number>
      <text:list-level-style-number text:level="6" text:style-name="RTF_5f_Num_20_69_20_6" style:num-suffix="." style:num-format="1">
        <style:list-level-properties text:space-before="6.985cm" text:min-label-width="0.635cm"/>
      </text:list-level-style-number>
      <text:list-level-style-number text:level="7" text:style-name="RTF_5f_Num_20_69_20_7" style:num-suffix="." style:num-format="1">
        <style:list-level-properties text:space-before="8.255cm" text:min-label-width="0.635cm"/>
      </text:list-level-style-number>
      <text:list-level-style-number text:level="8" text:style-name="RTF_5f_Num_20_69_20_8" style:num-suffix="." style:num-format="1">
        <style:list-level-properties text:space-before="9.525cm" text:min-label-width="0.635cm"/>
      </text:list-level-style-number>
      <text:list-level-style-number text:level="9" text:style-name="RTF_5f_Num_20_69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0" style:display-name="RTF_Num 70">
      <text:list-level-style-bullet text:level="1" text:style-name="RTF_5f_Num_20_7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70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0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0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0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0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0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0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0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1" style:display-name="RTF_Num 71">
      <text:list-level-style-number text:level="1" text:style-name="RTF_5f_Num_20_71_20_1" style:num-suffix="." style:num-format="a" style:num-letter-sync="true">
        <style:list-level-properties text:space-before="0.635cm" text:min-label-width="0.635cm"/>
      </text:list-level-style-number>
      <text:list-level-style-number text:level="2" text:style-name="RTF_5f_Num_20_71_20_2" style:num-suffix="." style:num-format="1">
        <style:list-level-properties text:space-before="1.905cm" text:min-label-width="0.635cm"/>
      </text:list-level-style-number>
      <text:list-level-style-number text:level="3" text:style-name="RTF_5f_Num_20_71_20_3" style:num-suffix="." style:num-format="1">
        <style:list-level-properties text:space-before="3.175cm" text:min-label-width="0.635cm"/>
      </text:list-level-style-number>
      <text:list-level-style-number text:level="4" text:style-name="RTF_5f_Num_20_71_20_4" style:num-suffix="." style:num-format="1">
        <style:list-level-properties text:space-before="4.445cm" text:min-label-width="0.635cm"/>
      </text:list-level-style-number>
      <text:list-level-style-number text:level="5" text:style-name="RTF_5f_Num_20_71_20_5" style:num-suffix="." style:num-format="1">
        <style:list-level-properties text:space-before="5.715cm" text:min-label-width="0.635cm"/>
      </text:list-level-style-number>
      <text:list-level-style-number text:level="6" text:style-name="RTF_5f_Num_20_71_20_6" style:num-suffix="." style:num-format="1">
        <style:list-level-properties text:space-before="6.985cm" text:min-label-width="0.635cm"/>
      </text:list-level-style-number>
      <text:list-level-style-number text:level="7" text:style-name="RTF_5f_Num_20_71_20_7" style:num-suffix="." style:num-format="1">
        <style:list-level-properties text:space-before="8.255cm" text:min-label-width="0.635cm"/>
      </text:list-level-style-number>
      <text:list-level-style-number text:level="8" text:style-name="RTF_5f_Num_20_71_20_8" style:num-suffix="." style:num-format="1">
        <style:list-level-properties text:space-before="9.525cm" text:min-label-width="0.635cm"/>
      </text:list-level-style-number>
      <text:list-level-style-number text:level="9" text:style-name="RTF_5f_Num_20_71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2" style:display-name="RTF_Num 72">
      <text:list-level-style-number text:level="1" text:style-name="RTF_5f_Num_20_72_20_1" style:num-suffix="." style:num-format="a" style:num-letter-sync="true">
        <style:list-level-properties text:space-before="1.138cm" text:min-label-width="0.635cm"/>
      </text:list-level-style-number>
      <text:list-level-style-number text:level="2" text:style-name="RTF_5f_Num_20_72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7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72_20_4" style:num-suffix="." style:num-format="1">
        <style:list-level-properties text:space-before="4.445cm" text:min-label-width="0.635cm"/>
      </text:list-level-style-number>
      <text:list-level-style-number text:level="5" text:style-name="RTF_5f_Num_20_7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7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72_20_7" style:num-suffix="." style:num-format="1">
        <style:list-level-properties text:space-before="8.255cm" text:min-label-width="0.635cm"/>
      </text:list-level-style-number>
      <text:list-level-style-number text:level="8" text:style-name="RTF_5f_Num_20_7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7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3" style:display-name="RTF_Num 73">
      <text:list-level-style-number text:level="1" text:style-name="RTF_5f_Num_20_73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73_20_2" style:num-suffix="." style:num-format="1">
        <style:list-level-properties text:space-before="1.905cm" text:min-label-width="0.635cm"/>
      </text:list-level-style-number>
      <text:list-level-style-number text:level="3" text:style-name="RTF_5f_Num_20_73_20_3" style:num-suffix="." style:num-format="1">
        <style:list-level-properties text:space-before="3.175cm" text:min-label-width="0.635cm"/>
      </text:list-level-style-number>
      <text:list-level-style-number text:level="4" text:style-name="RTF_5f_Num_20_73_20_4" style:num-suffix="." style:num-format="1">
        <style:list-level-properties text:space-before="4.445cm" text:min-label-width="0.635cm"/>
      </text:list-level-style-number>
      <text:list-level-style-number text:level="5" text:style-name="RTF_5f_Num_20_73_20_5" style:num-suffix="." style:num-format="1">
        <style:list-level-properties text:space-before="5.715cm" text:min-label-width="0.635cm"/>
      </text:list-level-style-number>
      <text:list-level-style-number text:level="6" text:style-name="RTF_5f_Num_20_73_20_6" style:num-suffix="." style:num-format="1">
        <style:list-level-properties text:space-before="6.985cm" text:min-label-width="0.635cm"/>
      </text:list-level-style-number>
      <text:list-level-style-number text:level="7" text:style-name="RTF_5f_Num_20_73_20_7" style:num-suffix="." style:num-format="1">
        <style:list-level-properties text:space-before="8.255cm" text:min-label-width="0.635cm"/>
      </text:list-level-style-number>
      <text:list-level-style-number text:level="8" text:style-name="RTF_5f_Num_20_73_20_8" style:num-suffix="." style:num-format="1">
        <style:list-level-properties text:space-before="9.525cm" text:min-label-width="0.635cm"/>
      </text:list-level-style-number>
      <text:list-level-style-number text:level="9" text:style-name="RTF_5f_Num_20_73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4" style:display-name="RTF_Num 74">
      <text:list-level-style-bullet text:level="1" text:style-name="RTF_5f_Num_20_74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74_20_2" style:num-suffix="." style:num-format="1">
        <style:list-level-properties text:space-before="1.905cm" text:min-label-width="0.635cm"/>
      </text:list-level-style-number>
      <text:list-level-style-number text:level="3" text:style-name="RTF_5f_Num_20_74_20_3" style:num-suffix="." style:num-format="1">
        <style:list-level-properties text:space-before="3.175cm" text:min-label-width="0.635cm"/>
      </text:list-level-style-number>
      <text:list-level-style-number text:level="4" text:style-name="RTF_5f_Num_20_74_20_4" style:num-suffix="." style:num-format="1">
        <style:list-level-properties text:space-before="4.445cm" text:min-label-width="0.635cm"/>
      </text:list-level-style-number>
      <text:list-level-style-number text:level="5" text:style-name="RTF_5f_Num_20_74_20_5" style:num-suffix="." style:num-format="1">
        <style:list-level-properties text:space-before="5.715cm" text:min-label-width="0.635cm"/>
      </text:list-level-style-number>
      <text:list-level-style-number text:level="6" text:style-name="RTF_5f_Num_20_74_20_6" style:num-suffix="." style:num-format="1">
        <style:list-level-properties text:space-before="6.985cm" text:min-label-width="0.635cm"/>
      </text:list-level-style-number>
      <text:list-level-style-number text:level="7" text:style-name="RTF_5f_Num_20_74_20_7" style:num-suffix="." style:num-format="1">
        <style:list-level-properties text:space-before="8.255cm" text:min-label-width="0.635cm"/>
      </text:list-level-style-number>
      <text:list-level-style-number text:level="8" text:style-name="RTF_5f_Num_20_74_20_8" style:num-suffix="." style:num-format="1">
        <style:list-level-properties text:space-before="9.525cm" text:min-label-width="0.635cm"/>
      </text:list-level-style-number>
      <text:list-level-style-number text:level="9" text:style-name="RTF_5f_Num_20_74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5" style:display-name="RTF_Num 75">
      <text:list-level-style-bullet text:level="1" text:style-name="RTF_5f_Num_20_75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75_20_2" style:num-suffix="." style:num-format="1">
        <style:list-level-properties text:space-before="1.905cm" text:min-label-width="0.635cm"/>
      </text:list-level-style-number>
      <text:list-level-style-number text:level="3" text:style-name="RTF_5f_Num_20_75_20_3" style:num-suffix="." style:num-format="1">
        <style:list-level-properties text:space-before="3.175cm" text:min-label-width="0.635cm"/>
      </text:list-level-style-number>
      <text:list-level-style-number text:level="4" text:style-name="RTF_5f_Num_20_75_20_4" style:num-suffix="." style:num-format="1">
        <style:list-level-properties text:space-before="4.445cm" text:min-label-width="0.635cm"/>
      </text:list-level-style-number>
      <text:list-level-style-number text:level="5" text:style-name="RTF_5f_Num_20_75_20_5" style:num-suffix="." style:num-format="1">
        <style:list-level-properties text:space-before="5.715cm" text:min-label-width="0.635cm"/>
      </text:list-level-style-number>
      <text:list-level-style-number text:level="6" text:style-name="RTF_5f_Num_20_75_20_6" style:num-suffix="." style:num-format="1">
        <style:list-level-properties text:space-before="6.985cm" text:min-label-width="0.635cm"/>
      </text:list-level-style-number>
      <text:list-level-style-number text:level="7" text:style-name="RTF_5f_Num_20_75_20_7" style:num-suffix="." style:num-format="1">
        <style:list-level-properties text:space-before="8.255cm" text:min-label-width="0.635cm"/>
      </text:list-level-style-number>
      <text:list-level-style-number text:level="8" text:style-name="RTF_5f_Num_20_75_20_8" style:num-suffix="." style:num-format="1">
        <style:list-level-properties text:space-before="9.525cm" text:min-label-width="0.635cm"/>
      </text:list-level-style-number>
      <text:list-level-style-number text:level="9" text:style-name="RTF_5f_Num_20_75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6" style:display-name="RTF_Num 76">
      <text:list-level-style-number text:level="1" text:style-name="RTF_5f_Num_20_76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76_20_2" style:num-suffix="." style:num-format="1">
        <style:list-level-properties text:space-before="1.905cm" text:min-label-width="0.635cm"/>
      </text:list-level-style-number>
      <text:list-level-style-number text:level="3" text:style-name="RTF_5f_Num_20_76_20_3" style:num-suffix="." style:num-format="1">
        <style:list-level-properties text:space-before="3.175cm" text:min-label-width="0.635cm"/>
      </text:list-level-style-number>
      <text:list-level-style-number text:level="4" text:style-name="RTF_5f_Num_20_76_20_4" style:num-suffix="." style:num-format="1">
        <style:list-level-properties text:space-before="4.445cm" text:min-label-width="0.635cm"/>
      </text:list-level-style-number>
      <text:list-level-style-number text:level="5" text:style-name="RTF_5f_Num_20_76_20_5" style:num-suffix="." style:num-format="1">
        <style:list-level-properties text:space-before="5.715cm" text:min-label-width="0.635cm"/>
      </text:list-level-style-number>
      <text:list-level-style-number text:level="6" text:style-name="RTF_5f_Num_20_76_20_6" style:num-suffix="." style:num-format="1">
        <style:list-level-properties text:space-before="6.985cm" text:min-label-width="0.635cm"/>
      </text:list-level-style-number>
      <text:list-level-style-number text:level="7" text:style-name="RTF_5f_Num_20_76_20_7" style:num-suffix="." style:num-format="1">
        <style:list-level-properties text:space-before="8.255cm" text:min-label-width="0.635cm"/>
      </text:list-level-style-number>
      <text:list-level-style-number text:level="8" text:style-name="RTF_5f_Num_20_76_20_8" style:num-suffix="." style:num-format="1">
        <style:list-level-properties text:space-before="9.525cm" text:min-label-width="0.635cm"/>
      </text:list-level-style-number>
      <text:list-level-style-number text:level="9" text:style-name="RTF_5f_Num_20_76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7" style:display-name="RTF_Num 77">
      <text:list-level-style-number text:level="1" text:style-name="RTF_5f_Num_20_77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77_20_2" style:num-suffix="." style:num-format="1">
        <style:list-level-properties text:space-before="1.905cm" text:min-label-width="0.635cm"/>
      </text:list-level-style-number>
      <text:list-level-style-number text:level="3" text:style-name="RTF_5f_Num_20_77_20_3" style:num-suffix="." style:num-format="1">
        <style:list-level-properties text:space-before="3.175cm" text:min-label-width="0.635cm"/>
      </text:list-level-style-number>
      <text:list-level-style-number text:level="4" text:style-name="RTF_5f_Num_20_77_20_4" style:num-suffix="." style:num-format="1">
        <style:list-level-properties text:space-before="4.445cm" text:min-label-width="0.635cm"/>
      </text:list-level-style-number>
      <text:list-level-style-number text:level="5" text:style-name="RTF_5f_Num_20_77_20_5" style:num-suffix="." style:num-format="1">
        <style:list-level-properties text:space-before="5.715cm" text:min-label-width="0.635cm"/>
      </text:list-level-style-number>
      <text:list-level-style-number text:level="6" text:style-name="RTF_5f_Num_20_77_20_6" style:num-suffix="." style:num-format="1">
        <style:list-level-properties text:space-before="6.985cm" text:min-label-width="0.635cm"/>
      </text:list-level-style-number>
      <text:list-level-style-number text:level="7" text:style-name="RTF_5f_Num_20_77_20_7" style:num-suffix="." style:num-format="1">
        <style:list-level-properties text:space-before="8.255cm" text:min-label-width="0.635cm"/>
      </text:list-level-style-number>
      <text:list-level-style-number text:level="8" text:style-name="RTF_5f_Num_20_77_20_8" style:num-suffix="." style:num-format="1">
        <style:list-level-properties text:space-before="9.525cm" text:min-label-width="0.635cm"/>
      </text:list-level-style-number>
      <text:list-level-style-number text:level="9" text:style-name="RTF_5f_Num_20_77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8" style:display-name="RTF_Num 78">
      <text:list-level-style-number text:level="1" text:style-name="RTF_5f_Num_20_78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78_20_2" style:num-suffix="." style:num-format="1">
        <style:list-level-properties text:space-before="1.905cm" text:min-label-width="0.635cm"/>
      </text:list-level-style-number>
      <text:list-level-style-number text:level="3" text:style-name="RTF_5f_Num_20_78_20_3" style:num-suffix="." style:num-format="1">
        <style:list-level-properties text:space-before="3.175cm" text:min-label-width="0.635cm"/>
      </text:list-level-style-number>
      <text:list-level-style-number text:level="4" text:style-name="RTF_5f_Num_20_78_20_4" style:num-suffix="." style:num-format="1">
        <style:list-level-properties text:space-before="4.445cm" text:min-label-width="0.635cm"/>
      </text:list-level-style-number>
      <text:list-level-style-number text:level="5" text:style-name="RTF_5f_Num_20_78_20_5" style:num-suffix="." style:num-format="1">
        <style:list-level-properties text:space-before="5.715cm" text:min-label-width="0.635cm"/>
      </text:list-level-style-number>
      <text:list-level-style-number text:level="6" text:style-name="RTF_5f_Num_20_78_20_6" style:num-suffix="." style:num-format="1">
        <style:list-level-properties text:space-before="6.985cm" text:min-label-width="0.635cm"/>
      </text:list-level-style-number>
      <text:list-level-style-number text:level="7" text:style-name="RTF_5f_Num_20_78_20_7" style:num-suffix="." style:num-format="1">
        <style:list-level-properties text:space-before="8.255cm" text:min-label-width="0.635cm"/>
      </text:list-level-style-number>
      <text:list-level-style-number text:level="8" text:style-name="RTF_5f_Num_20_78_20_8" style:num-suffix="." style:num-format="1">
        <style:list-level-properties text:space-before="9.525cm" text:min-label-width="0.635cm"/>
      </text:list-level-style-number>
      <text:list-level-style-number text:level="9" text:style-name="RTF_5f_Num_20_78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9" style:display-name="RTF_Num 79">
      <text:list-level-style-bullet text:level="1" text:style-name="RTF_5f_Num_20_79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79_20_2" style:num-suffix="." style:num-format="1">
        <style:list-level-properties text:space-before="1.905cm" text:min-label-width="0.635cm"/>
      </text:list-level-style-number>
      <text:list-level-style-number text:level="3" text:style-name="RTF_5f_Num_20_79_20_3" style:num-suffix="." style:num-format="1">
        <style:list-level-properties text:space-before="3.175cm" text:min-label-width="0.635cm"/>
      </text:list-level-style-number>
      <text:list-level-style-number text:level="4" text:style-name="RTF_5f_Num_20_79_20_4" style:num-suffix="." style:num-format="1">
        <style:list-level-properties text:space-before="4.445cm" text:min-label-width="0.635cm"/>
      </text:list-level-style-number>
      <text:list-level-style-number text:level="5" text:style-name="RTF_5f_Num_20_79_20_5" style:num-suffix="." style:num-format="1">
        <style:list-level-properties text:space-before="5.715cm" text:min-label-width="0.635cm"/>
      </text:list-level-style-number>
      <text:list-level-style-number text:level="6" text:style-name="RTF_5f_Num_20_79_20_6" style:num-suffix="." style:num-format="1">
        <style:list-level-properties text:space-before="6.985cm" text:min-label-width="0.635cm"/>
      </text:list-level-style-number>
      <text:list-level-style-number text:level="7" text:style-name="RTF_5f_Num_20_79_20_7" style:num-suffix="." style:num-format="1">
        <style:list-level-properties text:space-before="8.255cm" text:min-label-width="0.635cm"/>
      </text:list-level-style-number>
      <text:list-level-style-number text:level="8" text:style-name="RTF_5f_Num_20_79_20_8" style:num-suffix="." style:num-format="1">
        <style:list-level-properties text:space-before="9.525cm" text:min-label-width="0.635cm"/>
      </text:list-level-style-number>
      <text:list-level-style-number text:level="9" text:style-name="RTF_5f_Num_20_79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0" style:display-name="RTF_Num 80">
      <text:list-level-style-number text:level="1" text:style-name="RTF_5f_Num_20_80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80_20_2" style:num-suffix="." style:num-format="1">
        <style:list-level-properties text:space-before="1.905cm" text:min-label-width="0.635cm"/>
      </text:list-level-style-number>
      <text:list-level-style-number text:level="3" text:style-name="RTF_5f_Num_20_80_20_3" style:num-suffix="." style:num-format="1">
        <style:list-level-properties text:space-before="3.175cm" text:min-label-width="0.635cm"/>
      </text:list-level-style-number>
      <text:list-level-style-number text:level="4" text:style-name="RTF_5f_Num_20_80_20_4" style:num-suffix="." style:num-format="1">
        <style:list-level-properties text:space-before="4.445cm" text:min-label-width="0.635cm"/>
      </text:list-level-style-number>
      <text:list-level-style-number text:level="5" text:style-name="RTF_5f_Num_20_80_20_5" style:num-suffix="." style:num-format="1">
        <style:list-level-properties text:space-before="5.715cm" text:min-label-width="0.635cm"/>
      </text:list-level-style-number>
      <text:list-level-style-number text:level="6" text:style-name="RTF_5f_Num_20_80_20_6" style:num-suffix="." style:num-format="1">
        <style:list-level-properties text:space-before="6.985cm" text:min-label-width="0.635cm"/>
      </text:list-level-style-number>
      <text:list-level-style-number text:level="7" text:style-name="RTF_5f_Num_20_80_20_7" style:num-suffix="." style:num-format="1">
        <style:list-level-properties text:space-before="8.255cm" text:min-label-width="0.635cm"/>
      </text:list-level-style-number>
      <text:list-level-style-number text:level="8" text:style-name="RTF_5f_Num_20_80_20_8" style:num-suffix="." style:num-format="1">
        <style:list-level-properties text:space-before="9.525cm" text:min-label-width="0.635cm"/>
      </text:list-level-style-number>
      <text:list-level-style-number text:level="9" text:style-name="RTF_5f_Num_20_80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1" style:display-name="RTF_Num 81">
      <text:list-level-style-bullet text:level="1" text:style-name="RTF_5f_Num_20_81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81_20_2" style:num-suffix="." style:num-format="1">
        <style:list-level-properties text:space-before="1.905cm" text:min-label-width="0.635cm"/>
      </text:list-level-style-number>
      <text:list-level-style-number text:level="3" text:style-name="RTF_5f_Num_20_81_20_3" style:num-suffix="." style:num-format="1">
        <style:list-level-properties text:space-before="3.175cm" text:min-label-width="0.635cm"/>
      </text:list-level-style-number>
      <text:list-level-style-number text:level="4" text:style-name="RTF_5f_Num_20_81_20_4" style:num-suffix="." style:num-format="1">
        <style:list-level-properties text:space-before="4.445cm" text:min-label-width="0.635cm"/>
      </text:list-level-style-number>
      <text:list-level-style-number text:level="5" text:style-name="RTF_5f_Num_20_81_20_5" style:num-suffix="." style:num-format="1">
        <style:list-level-properties text:space-before="5.715cm" text:min-label-width="0.635cm"/>
      </text:list-level-style-number>
      <text:list-level-style-number text:level="6" text:style-name="RTF_5f_Num_20_81_20_6" style:num-suffix="." style:num-format="1">
        <style:list-level-properties text:space-before="6.985cm" text:min-label-width="0.635cm"/>
      </text:list-level-style-number>
      <text:list-level-style-number text:level="7" text:style-name="RTF_5f_Num_20_81_20_7" style:num-suffix="." style:num-format="1">
        <style:list-level-properties text:space-before="8.255cm" text:min-label-width="0.635cm"/>
      </text:list-level-style-number>
      <text:list-level-style-number text:level="8" text:style-name="RTF_5f_Num_20_81_20_8" style:num-suffix="." style:num-format="1">
        <style:list-level-properties text:space-before="9.525cm" text:min-label-width="0.635cm"/>
      </text:list-level-style-number>
      <text:list-level-style-number text:level="9" text:style-name="RTF_5f_Num_20_81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2" style:display-name="RTF_Num 82">
      <text:list-level-style-number text:level="1" text:style-name="RTF_5f_Num_20_82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82_20_2" style:num-suffix="." style:num-format="1">
        <style:list-level-properties text:space-before="1.905cm" text:min-label-width="0.635cm"/>
      </text:list-level-style-number>
      <text:list-level-style-number text:level="3" text:style-name="RTF_5f_Num_20_82_20_3" style:num-suffix="." style:num-format="1">
        <style:list-level-properties text:space-before="3.175cm" text:min-label-width="0.635cm"/>
      </text:list-level-style-number>
      <text:list-level-style-number text:level="4" text:style-name="RTF_5f_Num_20_82_20_4" style:num-suffix="." style:num-format="1">
        <style:list-level-properties text:space-before="4.445cm" text:min-label-width="0.635cm"/>
      </text:list-level-style-number>
      <text:list-level-style-number text:level="5" text:style-name="RTF_5f_Num_20_82_20_5" style:num-suffix="." style:num-format="1">
        <style:list-level-properties text:space-before="5.715cm" text:min-label-width="0.635cm"/>
      </text:list-level-style-number>
      <text:list-level-style-number text:level="6" text:style-name="RTF_5f_Num_20_82_20_6" style:num-suffix="." style:num-format="1">
        <style:list-level-properties text:space-before="6.985cm" text:min-label-width="0.635cm"/>
      </text:list-level-style-number>
      <text:list-level-style-number text:level="7" text:style-name="RTF_5f_Num_20_82_20_7" style:num-suffix="." style:num-format="1">
        <style:list-level-properties text:space-before="8.255cm" text:min-label-width="0.635cm"/>
      </text:list-level-style-number>
      <text:list-level-style-number text:level="8" text:style-name="RTF_5f_Num_20_82_20_8" style:num-suffix="." style:num-format="1">
        <style:list-level-properties text:space-before="9.525cm" text:min-label-width="0.635cm"/>
      </text:list-level-style-number>
      <text:list-level-style-number text:level="9" text:style-name="RTF_5f_Num_20_82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3" style:display-name="RTF_Num 83">
      <text:list-level-style-number text:level="1" text:style-name="RTF_5f_Num_20_83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83_20_2" style:num-suffix="." style:num-format="1">
        <style:list-level-properties text:space-before="1.905cm" text:min-label-width="0.635cm"/>
      </text:list-level-style-number>
      <text:list-level-style-number text:level="3" text:style-name="RTF_5f_Num_20_83_20_3" style:num-suffix="." style:num-format="1">
        <style:list-level-properties text:space-before="3.175cm" text:min-label-width="0.635cm"/>
      </text:list-level-style-number>
      <text:list-level-style-number text:level="4" text:style-name="RTF_5f_Num_20_83_20_4" style:num-suffix="." style:num-format="1">
        <style:list-level-properties text:space-before="4.445cm" text:min-label-width="0.635cm"/>
      </text:list-level-style-number>
      <text:list-level-style-number text:level="5" text:style-name="RTF_5f_Num_20_83_20_5" style:num-suffix="." style:num-format="1">
        <style:list-level-properties text:space-before="5.715cm" text:min-label-width="0.635cm"/>
      </text:list-level-style-number>
      <text:list-level-style-number text:level="6" text:style-name="RTF_5f_Num_20_83_20_6" style:num-suffix="." style:num-format="1">
        <style:list-level-properties text:space-before="6.985cm" text:min-label-width="0.635cm"/>
      </text:list-level-style-number>
      <text:list-level-style-number text:level="7" text:style-name="RTF_5f_Num_20_83_20_7" style:num-suffix="." style:num-format="1">
        <style:list-level-properties text:space-before="8.255cm" text:min-label-width="0.635cm"/>
      </text:list-level-style-number>
      <text:list-level-style-number text:level="8" text:style-name="RTF_5f_Num_20_83_20_8" style:num-suffix="." style:num-format="1">
        <style:list-level-properties text:space-before="9.525cm" text:min-label-width="0.635cm"/>
      </text:list-level-style-number>
      <text:list-level-style-number text:level="9" text:style-name="RTF_5f_Num_20_83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4" style:display-name="RTF_Num 84">
      <text:list-level-style-number text:level="1" text:style-name="RTF_5f_Num_20_84_20_1" style:num-suffix="." style:num-format="a" style:num-letter-sync="true">
        <style:list-level-properties text:space-before="0.635cm" text:min-label-width="0.635cm"/>
      </text:list-level-style-number>
      <text:list-level-style-number text:level="2" text:style-name="RTF_5f_Num_20_8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84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84_20_4" style:num-suffix="." style:num-format="1">
        <style:list-level-properties text:space-before="4.445cm" text:min-label-width="0.635cm"/>
      </text:list-level-style-number>
      <text:list-level-style-number text:level="5" text:style-name="RTF_5f_Num_20_8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84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84_20_7" style:num-suffix="." style:num-format="1">
        <style:list-level-properties text:space-before="8.255cm" text:min-label-width="0.635cm"/>
      </text:list-level-style-number>
      <text:list-level-style-number text:level="8" text:style-name="RTF_5f_Num_20_8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84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5" style:display-name="RTF_Num 85">
      <text:list-level-style-number text:level="1" text:style-name="RTF_5f_Num_20_85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85_20_2" style:num-suffix="." style:num-format="1">
        <style:list-level-properties text:space-before="1.905cm" text:min-label-width="0.635cm"/>
      </text:list-level-style-number>
      <text:list-level-style-number text:level="3" text:style-name="RTF_5f_Num_20_85_20_3" style:num-suffix="." style:num-format="1">
        <style:list-level-properties text:space-before="3.175cm" text:min-label-width="0.635cm"/>
      </text:list-level-style-number>
      <text:list-level-style-number text:level="4" text:style-name="RTF_5f_Num_20_85_20_4" style:num-suffix="." style:num-format="1">
        <style:list-level-properties text:space-before="4.445cm" text:min-label-width="0.635cm"/>
      </text:list-level-style-number>
      <text:list-level-style-number text:level="5" text:style-name="RTF_5f_Num_20_85_20_5" style:num-suffix="." style:num-format="1">
        <style:list-level-properties text:space-before="5.715cm" text:min-label-width="0.635cm"/>
      </text:list-level-style-number>
      <text:list-level-style-number text:level="6" text:style-name="RTF_5f_Num_20_85_20_6" style:num-suffix="." style:num-format="1">
        <style:list-level-properties text:space-before="6.985cm" text:min-label-width="0.635cm"/>
      </text:list-level-style-number>
      <text:list-level-style-number text:level="7" text:style-name="RTF_5f_Num_20_85_20_7" style:num-suffix="." style:num-format="1">
        <style:list-level-properties text:space-before="8.255cm" text:min-label-width="0.635cm"/>
      </text:list-level-style-number>
      <text:list-level-style-number text:level="8" text:style-name="RTF_5f_Num_20_85_20_8" style:num-suffix="." style:num-format="1">
        <style:list-level-properties text:space-before="9.525cm" text:min-label-width="0.635cm"/>
      </text:list-level-style-number>
      <text:list-level-style-number text:level="9" text:style-name="RTF_5f_Num_20_85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6" style:display-name="RTF_Num 86">
      <text:list-level-style-number text:level="1" text:style-name="RTF_5f_Num_20_86_20_1" style:num-suffix="." style:num-format="1">
        <style:list-level-properties text:space-before="0.688cm" text:min-label-width="0.635cm"/>
      </text:list-level-style-number>
      <text:list-level-style-number text:level="2" text:style-name="RTF_5f_Num_20_86_20_2" style:num-suffix="." style:num-format="a" style:num-letter-sync="true">
        <style:list-level-properties text:space-before="1.958cm" text:min-label-width="0.635cm"/>
      </text:list-level-style-number>
      <text:list-level-style-number text:level="3" text:style-name="RTF_5f_Num_20_86_20_3" style:num-suffix="." style:num-format="i">
        <style:list-level-properties text:space-before="3.545cm" text:min-label-width="0.318cm" fo:text-align="end"/>
      </text:list-level-style-number>
      <text:list-level-style-number text:level="4" text:style-name="RTF_5f_Num_20_86_20_4" style:num-suffix="." style:num-format="1">
        <style:list-level-properties text:space-before="4.498cm" text:min-label-width="0.635cm"/>
      </text:list-level-style-number>
      <text:list-level-style-number text:level="5" text:style-name="RTF_5f_Num_20_86_20_5" style:num-suffix="." style:num-format="a" style:num-letter-sync="true">
        <style:list-level-properties text:space-before="5.768cm" text:min-label-width="0.635cm"/>
      </text:list-level-style-number>
      <text:list-level-style-number text:level="6" text:style-name="RTF_5f_Num_20_86_20_6" style:num-suffix="." style:num-format="i">
        <style:list-level-properties text:space-before="7.355cm" text:min-label-width="0.318cm" fo:text-align="end"/>
      </text:list-level-style-number>
      <text:list-level-style-number text:level="7" text:style-name="RTF_5f_Num_20_86_20_7" style:num-suffix="." style:num-format="1">
        <style:list-level-properties text:space-before="8.308cm" text:min-label-width="0.635cm"/>
      </text:list-level-style-number>
      <text:list-level-style-number text:level="8" text:style-name="RTF_5f_Num_20_86_20_8" style:num-suffix="." style:num-format="a" style:num-letter-sync="true">
        <style:list-level-properties text:space-before="9.578cm" text:min-label-width="0.635cm"/>
      </text:list-level-style-number>
      <text:list-level-style-number text:level="9" text:style-name="RTF_5f_Num_20_86_20_9" style:num-suffix="." style:num-format="i">
        <style:list-level-properties text:space-before="11.165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7" style:display-name="RTF_Num 87">
      <text:list-level-style-number text:level="1" text:style-name="RTF_5f_Num_20_87_20_1" style:num-suffix="." style:num-format="a" style:num-letter-sync="true">
        <style:list-level-properties text:space-before="0.635cm" text:min-label-width="0.635cm"/>
      </text:list-level-style-number>
      <text:list-level-style-number text:level="2" text:style-name="RTF_5f_Num_20_87_20_2" style:num-suffix="." style:num-format="1">
        <style:list-level-properties text:space-before="1.905cm" text:min-label-width="0.635cm"/>
      </text:list-level-style-number>
      <text:list-level-style-number text:level="3" text:style-name="RTF_5f_Num_20_87_20_3" style:num-suffix="." style:num-format="1">
        <style:list-level-properties text:space-before="3.175cm" text:min-label-width="0.635cm"/>
      </text:list-level-style-number>
      <text:list-level-style-number text:level="4" text:style-name="RTF_5f_Num_20_87_20_4" style:num-suffix="." style:num-format="1">
        <style:list-level-properties text:space-before="4.445cm" text:min-label-width="0.635cm"/>
      </text:list-level-style-number>
      <text:list-level-style-number text:level="5" text:style-name="RTF_5f_Num_20_87_20_5" style:num-suffix="." style:num-format="1">
        <style:list-level-properties text:space-before="5.715cm" text:min-label-width="0.635cm"/>
      </text:list-level-style-number>
      <text:list-level-style-number text:level="6" text:style-name="RTF_5f_Num_20_87_20_6" style:num-suffix="." style:num-format="1">
        <style:list-level-properties text:space-before="6.985cm" text:min-label-width="0.635cm"/>
      </text:list-level-style-number>
      <text:list-level-style-number text:level="7" text:style-name="RTF_5f_Num_20_87_20_7" style:num-suffix="." style:num-format="1">
        <style:list-level-properties text:space-before="8.255cm" text:min-label-width="0.635cm"/>
      </text:list-level-style-number>
      <text:list-level-style-number text:level="8" text:style-name="RTF_5f_Num_20_87_20_8" style:num-suffix="." style:num-format="1">
        <style:list-level-properties text:space-before="9.525cm" text:min-label-width="0.635cm"/>
      </text:list-level-style-number>
      <text:list-level-style-number text:level="9" text:style-name="RTF_5f_Num_20_87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8" style:display-name="RTF_Num 88">
      <text:list-level-style-number text:level="1" text:style-name="RTF_5f_Num_20_88_20_1" style:num-suffix="." style:num-format="a" style:num-letter-sync="true">
        <style:list-level-properties text:space-before="1.138cm" text:min-label-width="0.635cm"/>
      </text:list-level-style-number>
      <text:list-level-style-number text:level="2" text:style-name="RTF_5f_Num_20_88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88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88_20_4" style:num-suffix="." style:num-format="1">
        <style:list-level-properties text:space-before="4.445cm" text:min-label-width="0.635cm"/>
      </text:list-level-style-number>
      <text:list-level-style-number text:level="5" text:style-name="RTF_5f_Num_20_8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88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88_20_7" style:num-suffix="." style:num-format="1">
        <style:list-level-properties text:space-before="8.255cm" text:min-label-width="0.635cm"/>
      </text:list-level-style-number>
      <text:list-level-style-number text:level="8" text:style-name="RTF_5f_Num_20_8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88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9" style:display-name="RTF_Num 89">
      <text:list-level-style-number text:level="1" text:style-name="RTF_5f_Num_20_89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89_20_2" style:num-suffix="." style:num-format="1">
        <style:list-level-properties text:space-before="1.905cm" text:min-label-width="0.635cm"/>
      </text:list-level-style-number>
      <text:list-level-style-number text:level="3" text:style-name="RTF_5f_Num_20_89_20_3" style:num-suffix="." style:num-format="1">
        <style:list-level-properties text:space-before="3.175cm" text:min-label-width="0.635cm"/>
      </text:list-level-style-number>
      <text:list-level-style-number text:level="4" text:style-name="RTF_5f_Num_20_89_20_4" style:num-suffix="." style:num-format="1">
        <style:list-level-properties text:space-before="4.445cm" text:min-label-width="0.635cm"/>
      </text:list-level-style-number>
      <text:list-level-style-number text:level="5" text:style-name="RTF_5f_Num_20_89_20_5" style:num-suffix="." style:num-format="1">
        <style:list-level-properties text:space-before="5.715cm" text:min-label-width="0.635cm"/>
      </text:list-level-style-number>
      <text:list-level-style-number text:level="6" text:style-name="RTF_5f_Num_20_89_20_6" style:num-suffix="." style:num-format="1">
        <style:list-level-properties text:space-before="6.985cm" text:min-label-width="0.635cm"/>
      </text:list-level-style-number>
      <text:list-level-style-number text:level="7" text:style-name="RTF_5f_Num_20_89_20_7" style:num-suffix="." style:num-format="1">
        <style:list-level-properties text:space-before="8.255cm" text:min-label-width="0.635cm"/>
      </text:list-level-style-number>
      <text:list-level-style-number text:level="8" text:style-name="RTF_5f_Num_20_89_20_8" style:num-suffix="." style:num-format="1">
        <style:list-level-properties text:space-before="9.525cm" text:min-label-width="0.635cm"/>
      </text:list-level-style-number>
      <text:list-level-style-number text:level="9" text:style-name="RTF_5f_Num_20_89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0" style:display-name="RTF_Num 90">
      <text:list-level-style-number text:level="1" text:style-name="RTF_5f_Num_20_90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90_20_2" style:num-suffix="." style:num-format="1">
        <style:list-level-properties text:space-before="1.905cm" text:min-label-width="0.635cm"/>
      </text:list-level-style-number>
      <text:list-level-style-number text:level="3" text:style-name="RTF_5f_Num_20_90_20_3" style:num-suffix="." style:num-format="1">
        <style:list-level-properties text:space-before="3.175cm" text:min-label-width="0.635cm"/>
      </text:list-level-style-number>
      <text:list-level-style-number text:level="4" text:style-name="RTF_5f_Num_20_90_20_4" style:num-suffix="." style:num-format="1">
        <style:list-level-properties text:space-before="4.445cm" text:min-label-width="0.635cm"/>
      </text:list-level-style-number>
      <text:list-level-style-number text:level="5" text:style-name="RTF_5f_Num_20_90_20_5" style:num-suffix="." style:num-format="1">
        <style:list-level-properties text:space-before="5.715cm" text:min-label-width="0.635cm"/>
      </text:list-level-style-number>
      <text:list-level-style-number text:level="6" text:style-name="RTF_5f_Num_20_90_20_6" style:num-suffix="." style:num-format="1">
        <style:list-level-properties text:space-before="6.985cm" text:min-label-width="0.635cm"/>
      </text:list-level-style-number>
      <text:list-level-style-number text:level="7" text:style-name="RTF_5f_Num_20_90_20_7" style:num-suffix="." style:num-format="1">
        <style:list-level-properties text:space-before="8.255cm" text:min-label-width="0.635cm"/>
      </text:list-level-style-number>
      <text:list-level-style-number text:level="8" text:style-name="RTF_5f_Num_20_90_20_8" style:num-suffix="." style:num-format="1">
        <style:list-level-properties text:space-before="9.525cm" text:min-label-width="0.635cm"/>
      </text:list-level-style-number>
      <text:list-level-style-number text:level="9" text:style-name="RTF_5f_Num_20_90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1" style:display-name="RTF_Num 91">
      <text:list-level-style-number text:level="1" text:style-name="RTF_5f_Num_20_91_20_1" style:num-suffix="." style:num-format="1">
        <style:list-level-properties text:space-before="0.635cm" text:min-label-width="0.635cm"/>
      </text:list-level-style-number>
      <text:list-level-style-number text:level="2" text:style-name="RTF_5f_Num_20_91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91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91_20_4" style:num-suffix="." style:num-format="1">
        <style:list-level-properties text:space-before="4.445cm" text:min-label-width="0.635cm"/>
      </text:list-level-style-number>
      <text:list-level-style-number text:level="5" text:style-name="RTF_5f_Num_20_91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91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91_20_7" style:num-suffix="." style:num-format="1">
        <style:list-level-properties text:space-before="8.255cm" text:min-label-width="0.635cm"/>
      </text:list-level-style-number>
      <text:list-level-style-number text:level="8" text:style-name="RTF_5f_Num_20_91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91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2" style:display-name="RTF_Num 92">
      <text:list-level-style-number text:level="1" text:style-name="RTF_5f_Num_20_92_20_1" style:num-suffix="." style:num-format="a" style:num-letter-sync="true">
        <style:list-level-properties text:space-before="0.635cm" text:min-label-width="0.635cm"/>
      </text:list-level-style-number>
      <text:list-level-style-number text:level="2" text:style-name="RTF_5f_Num_20_92_20_2" style:num-format="1" text:display-levels="2">
        <style:list-level-properties text:space-before="0.635cm" text:min-label-width="0.635cm"/>
      </text:list-level-style-number>
      <text:list-level-style-number text:level="3" text:style-name="RTF_5f_Num_20_92_20_3" style:num-format="1" text:display-levels="3">
        <style:list-level-properties text:space-before="0.635cm" text:min-label-width="0.635cm"/>
      </text:list-level-style-number>
      <text:list-level-style-number text:level="4" text:style-name="RTF_5f_Num_20_92_20_4" style:num-format="1" text:display-levels="4">
        <style:list-level-properties text:space-before="0.635cm" text:min-label-width="1.27cm"/>
      </text:list-level-style-number>
      <text:list-level-style-number text:level="5" text:style-name="RTF_5f_Num_20_92_20_5" style:num-format="1" text:display-levels="5">
        <style:list-level-properties text:space-before="0.635cm" text:min-label-width="1.27cm"/>
      </text:list-level-style-number>
      <text:list-level-style-number text:level="6" text:style-name="RTF_5f_Num_20_92_20_6" style:num-format="1" text:display-levels="6">
        <style:list-level-properties text:space-before="0.635cm" text:min-label-width="1.905cm"/>
      </text:list-level-style-number>
      <text:list-level-style-number text:level="7" text:style-name="RTF_5f_Num_20_92_20_7" style:num-format="1" text:display-levels="7">
        <style:list-level-properties text:space-before="0.635cm" text:min-label-width="1.905cm"/>
      </text:list-level-style-number>
      <text:list-level-style-number text:level="8" text:style-name="RTF_5f_Num_20_92_20_8" style:num-format="1" text:display-levels="8">
        <style:list-level-properties text:space-before="0.635cm" text:min-label-width="1.905cm"/>
      </text:list-level-style-number>
      <text:list-level-style-number text:level="9" text:style-name="RTF_5f_Num_20_92_20_9" style:num-format="1" text:display-levels="9">
        <style:list-level-properties text:space-before="0.6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3" style:display-name="RTF_Num 93">
      <text:list-level-style-number text:level="1" text:style-name="RTF_5f_Num_20_93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93_20_2" style:num-suffix="." style:num-format="1">
        <style:list-level-properties text:space-before="1.905cm" text:min-label-width="0.635cm"/>
      </text:list-level-style-number>
      <text:list-level-style-number text:level="3" text:style-name="RTF_5f_Num_20_93_20_3" style:num-suffix="." style:num-format="1">
        <style:list-level-properties text:space-before="3.175cm" text:min-label-width="0.635cm"/>
      </text:list-level-style-number>
      <text:list-level-style-number text:level="4" text:style-name="RTF_5f_Num_20_93_20_4" style:num-suffix="." style:num-format="1">
        <style:list-level-properties text:space-before="4.445cm" text:min-label-width="0.635cm"/>
      </text:list-level-style-number>
      <text:list-level-style-number text:level="5" text:style-name="RTF_5f_Num_20_93_20_5" style:num-suffix="." style:num-format="1">
        <style:list-level-properties text:space-before="5.715cm" text:min-label-width="0.635cm"/>
      </text:list-level-style-number>
      <text:list-level-style-number text:level="6" text:style-name="RTF_5f_Num_20_93_20_6" style:num-suffix="." style:num-format="1">
        <style:list-level-properties text:space-before="6.985cm" text:min-label-width="0.635cm"/>
      </text:list-level-style-number>
      <text:list-level-style-number text:level="7" text:style-name="RTF_5f_Num_20_93_20_7" style:num-suffix="." style:num-format="1">
        <style:list-level-properties text:space-before="8.255cm" text:min-label-width="0.635cm"/>
      </text:list-level-style-number>
      <text:list-level-style-number text:level="8" text:style-name="RTF_5f_Num_20_93_20_8" style:num-suffix="." style:num-format="1">
        <style:list-level-properties text:space-before="9.525cm" text:min-label-width="0.635cm"/>
      </text:list-level-style-number>
      <text:list-level-style-number text:level="9" text:style-name="RTF_5f_Num_20_93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4" style:display-name="RTF_Num 94">
      <text:list-level-style-number text:level="1" text:style-name="RTF_5f_Num_20_94_20_1" style:num-suffix="." style:num-format="a" style:num-letter-sync="true">
        <style:list-level-properties text:space-before="0.686cm" text:min-label-width="0.635cm"/>
      </text:list-level-style-number>
      <text:list-level-style-number text:level="2" text:style-name="RTF_5f_Num_20_94_20_2" style:num-suffix="." style:num-format="1">
        <style:list-level-properties text:space-before="1.905cm" text:min-label-width="0.635cm"/>
      </text:list-level-style-number>
      <text:list-level-style-number text:level="3" text:style-name="RTF_5f_Num_20_94_20_3" style:num-suffix="." style:num-format="1">
        <style:list-level-properties text:space-before="3.175cm" text:min-label-width="0.635cm"/>
      </text:list-level-style-number>
      <text:list-level-style-number text:level="4" text:style-name="RTF_5f_Num_20_94_20_4" style:num-suffix="." style:num-format="1">
        <style:list-level-properties text:space-before="4.445cm" text:min-label-width="0.635cm"/>
      </text:list-level-style-number>
      <text:list-level-style-number text:level="5" text:style-name="RTF_5f_Num_20_94_20_5" style:num-suffix="." style:num-format="1">
        <style:list-level-properties text:space-before="5.715cm" text:min-label-width="0.635cm"/>
      </text:list-level-style-number>
      <text:list-level-style-number text:level="6" text:style-name="RTF_5f_Num_20_94_20_6" style:num-suffix="." style:num-format="1">
        <style:list-level-properties text:space-before="6.985cm" text:min-label-width="0.635cm"/>
      </text:list-level-style-number>
      <text:list-level-style-number text:level="7" text:style-name="RTF_5f_Num_20_94_20_7" style:num-suffix="." style:num-format="1">
        <style:list-level-properties text:space-before="8.255cm" text:min-label-width="0.635cm"/>
      </text:list-level-style-number>
      <text:list-level-style-number text:level="8" text:style-name="RTF_5f_Num_20_94_20_8" style:num-suffix="." style:num-format="1">
        <style:list-level-properties text:space-before="9.525cm" text:min-label-width="0.635cm"/>
      </text:list-level-style-number>
      <text:list-level-style-number text:level="9" text:style-name="RTF_5f_Num_20_94_20_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5" style:display-name="RTF_Num 95">
      <text:list-level-style-number text:level="1" text:style-name="RTF_5f_Num_20_95_20_1" style:num-suffix="." style:num-format="a" style:num-letter-sync="true">
        <style:list-level-properties text:space-before="0.635cm" text:min-label-width="0.635cm"/>
      </text:list-level-style-number>
      <text:list-level-style-number text:level="2" text:style-name="RTF_5f_Num_20_9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9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95_20_4" style:num-suffix="." style:num-format="1">
        <style:list-level-properties text:space-before="4.445cm" text:min-label-width="0.635cm"/>
      </text:list-level-style-number>
      <text:list-level-style-number text:level="5" text:style-name="RTF_5f_Num_20_9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9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95_20_7" style:num-suffix="." style:num-format="1">
        <style:list-level-properties text:space-before="8.255cm" text:min-label-width="0.635cm"/>
      </text:list-level-style-number>
      <text:list-level-style-number text:level="8" text:style-name="RTF_5f_Num_20_9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9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6" style:display-name="RTF_Num 9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7" style:display-name="RTF_Num 9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3c2a12" officeooo:paragraph-rsid="003c2a12"/>
    </style:style>
    <style:style style:name="MP2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3c2a12"/>
    </style:style>
    <style:style style:name="MT1" style:family="text">
      <style:text-properties officeooo:rsid="003c2a12"/>
    </style:style>
    <style:style style:name="MT2" style:family="text">
      <style:text-properties officeooo:rsid="003cccfe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n Profesional Básica<text:tab/><text:tab/>IES La Encantá</text:p>
        <text:p text:style-name="MP2"><text:span text:style-name="MT1">Ofimática y archivo de documentos</text:span><text:tab/><text:tab/><text:span text:style-name="MT1">Rojales</text:span></text:p>
      </style:header>
      <style:footer>
        <text:p text:style-name="Footer"><text:span text:style-name="MT2">Curso 2016 / 2017</text:span><text:tab/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6-09-28T13:45:27.598116863</dc:date>
    <meta:editing-duration>PT8H50M12S</meta:editing-duration>
    <meta:editing-cycles>159</meta:editing-cycles>
    <meta:generator>LibreOffice/5.1.5.2$Linux_X86_64 LibreOffice_project/10m0$Build-2</meta:generator>
    <meta:document-statistic meta:table-count="7" meta:image-count="0" meta:object-count="0" meta:page-count="9" meta:paragraph-count="231" meta:word-count="2280" meta:character-count="14372" meta:non-whitespace-character-count="12288"/>
  </office:meta>
</office:document-meta>
</file>